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9866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1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1.1181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2.1256in"/>
    </style:style>
    <style:style style:name="co16" style:family="table-column">
      <style:table-column-properties fo:break-before="auto" style:column-width="2.4047in"/>
    </style:style>
    <style:style style:name="co17" style:family="table-column">
      <style:table-column-properties fo:break-before="auto" style:column-width="1.0429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1.5472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1.7508in"/>
    </style:style>
    <style:style style:name="co22" style:family="table-column">
      <style:table-column-properties fo:break-before="auto" style:column-width="0.7in"/>
    </style:style>
    <style:style style:name="co23" style:family="table-column">
      <style:table-column-properties fo:break-before="auto" style:column-width="0.7862in"/>
    </style:style>
    <style:style style:name="co24" style:family="table-column">
      <style:table-column-properties fo:break-before="auto" style:column-width="0.6138in"/>
    </style:style>
    <style:style style:name="co25" style:family="table-column">
      <style:table-column-properties fo:break-before="auto" style:column-width="1.5791in"/>
    </style:style>
    <style:style style:name="ro1" style:family="table-row">
      <style:table-row-properties style:row-height="0.124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>
      <style:table-cell-properties fo:background-color="#ffff00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6.3614in" svg:height="4.4189in" svg:x="1.0043in" svg:y="1.4146in">
            <draw:object draw:notify-on-update-of-ranges="Summary.J5:Summary.J7 Summary.K4:Summary.K4 Summary.K5:Summary.K7 Summary.L4:Summary.L4 Summary.L5:Summary.L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1878in" svg:height="4.3189in" svg:x="1.0291in" svg:y="6.0866in">
            <draw:object draw:notify-on-update-of-ranges="'16384x512.evol'.B3:'16384x512.evol'.B43 '16384x512.evol'.C2:'16384x512.evol'.C2 '16384x512.evol'.C3:'16384x512.evol'.C43 '16384x512.evol'.D2:'16384x512.evol'.D2 '16384x512.evol'.D3:'16384x512.evol'.D43 '16384x512.evol'.E2:'16384x512.evol'.E2 '16384x512.evol'.E3:'16384x512.evol'.E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1878in" svg:height="4.3189in" svg:x="8.1673in" svg:y="1.4209in">
            <draw:object draw:notify-on-update-of-ranges="'8192x512.evol'.B3:'8192x512.evol'.B43 '8192x512.evol'.C2:'8192x512.evol'.C2 '8192x512.evol'.C3:'8192x512.evol'.C43 '8192x512.evol'.D2:'8192x512.evol'.D2 '8192x512.evol'.D3:'8192x512.evol'.D43 '8192x512.evol'.E2:'8192x512.evol'.E2 '8192x512.evol'.E3:'8192x512.evol'.E4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1878in" svg:height="4.3189in" svg:x="8.2846in" svg:y="6.1346in">
            <draw:object draw:notify-on-update-of-ranges="'32768x1024.evol'.B3:'32768x1024.evol'.B43 '32768x1024.evol'.C2:'32768x1024.evol'.C2 '32768x1024.evol'.C3:'32768x1024.evol'.C43 '32768x1024.evol'.D2:'32768x1024.evol'.D2 '32768x1024.evol'.D3:'32768x1024.evol'.D43 '32768x1024.evol'.E2:'32768x1024.evol'.E2 '32768x1024.evol'.E3:'32768x1024.evol'.E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5.2976in" svg:height="3.5441in" svg:x="1.0055in" svg:y="10.7917in">
            <draw:object draw:notify-on-update-of-ranges="Tiempos.B11:Tiempos.B13 Tiempos.B10:Tiempos.B10 Tiempos.C11:Tiempos.C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8.2713in" svg:y="10.6677in">
            <draw:object draw:notify-on-update-of-ranges="Tiempos.B5:Tiempos.B7 Tiempos.C4:Tiempos.C4 Tiempos.C5:Tiempos.C7 Tiempos.D4:Tiempos.D4 Tiempos.D5:Tiempos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1878in" svg:height="4.3189in" svg:x="0.8894in" svg:y="14.7394in">
            <draw:object draw:notify-on-update-of-ranges="'8192x512.evol'.G3:'8192x512.evol'.G8 '8192x512.evol'.H2:'8192x512.evol'.H2 '8192x512.evol'.H3:'8192x512.evol'.H8 '8192x512.evol'.I2:'8192x512.evol'.I2 '8192x512.evol'.I3:'8192x512.evol'.I8 '8192x512.evol'.J2:'8192x512.evol'.J2 '8192x512.evol'.J3:'8192x512.evol'.J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1878in" svg:height="4.3189in" svg:x="8.0657in" svg:y="14.5756in">
            <draw:object draw:notify-on-update-of-ranges="'16384x512.evol'.G3:'16384x512.evol'.G9 '16384x512.evol'.H2:'16384x512.evol'.H2 '16384x512.evol'.H3:'16384x512.evol'.H9 '16384x512.evol'.I2:'16384x512.evol'.I2 '16384x512.evol'.I3:'16384x512.evol'.I9 '16384x512.evol'.J2:'16384x512.evol'.J2 '16384x512.evol'.J3:'16384x512.evol'.J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1878in" svg:height="4.3189in" svg:x="0.887in" svg:y="19.3248in">
            <draw:object draw:notify-on-update-of-ranges="'32768x1024.evol'.G3:'32768x1024.evol'.G10 '32768x1024.evol'.H2:'32768x1024.evol'.H2 '32768x1024.evol'.H3:'32768x1024.evol'.H10 '32768x1024.evol'.I2:'32768x1024.evol'.I2 '32768x1024.evol'.I3:'32768x1024.evol'.I10 '32768x1024.evol'.J2:'32768x1024.evol'.J2 '32768x1024.evol'.J3:'32768x1024.evol'.J1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1" office:value-type="string">
            <text:p>Mejores resultados encontrados luego de 30s de ejecución del PALS</text:p>
          </table:table-cell>
          <table:table-cell table:style-name="ce1" table:number-columns-repeated="6"/>
          <table:table-cell table:number-columns-repeated="4"/>
        </table:table-row>
        <table:table-row table:style-name="ro2">
          <table:table-cell/>
          <table:table-cell table:style-name="ce1" office:value-type="string">
            <text:p>En esos 30 segundos no se cuenta el tiempo de inicialización de MCT/pMin-Min</text:p>
          </table:table-cell>
          <table:table-cell table:style-name="ce1" table:number-columns-repeated="6"/>
          <table:table-cell table:number-columns-repeated="4"/>
        </table:table-row>
        <table:table-row table:style-name="ro2">
          <table:table-cell/>
          <table:table-cell table:style-name="ce1"/>
          <table:table-cell table:style-name="ce1" office:value-type="string">
            <text:p>PALS+pMin-Min vs Min-Min</text:p>
          </table:table-cell>
          <table:table-cell table:style-name="ce1" table:number-columns-repeated="2"/>
          <table:table-cell table:style-name="ce1" office:value-type="string">
            <text:p>PALS+MCT vs Min-Min</text:p>
          </table:table-cell>
          <table:table-cell table:style-name="ce1" table:number-columns-repeated="2"/>
          <table:table-cell/>
          <table:table-cell table:style-name="ce1" office:value-type="string">
            <text:p>Speedup</text:p>
          </table:table-cell>
          <table:table-cell table:style-name="ce1" office:value-type="string">
            <text:p>PALS+pMin-Min</text:p>
          </table:table-cell>
          <table:table-cell table:style-name="ce1" office:value-type="string">
            <text:p>PALS+MCT</text:p>
          </table:table-cell>
        </table:table-row>
        <table:table-row table:style-name="ro2">
          <table:table-cell/>
          <table:table-cell table:style-name="ce1" office:value-type="string">
            <text:p>Dimension</text:p>
          </table:table-cell>
          <table:table-cell table:style-name="ce1" office:value-type="string">
            <text:p>Avg. improv.</text:p>
          </table:table-cell>
          <table:table-cell table:style-name="ce1" office:value-type="string">
            <text:p>Std. Dev.</text:p>
          </table:table-cell>
          <table:table-cell table:style-name="ce1" office:value-type="string">
            <text:p>Max. improv.</text:p>
          </table:table-cell>
          <table:table-cell table:style-name="ce1" office:value-type="string">
            <text:p>Avg. improv.</text:p>
          </table:table-cell>
          <table:table-cell table:style-name="ce1" office:value-type="string">
            <text:p>Std. Dev.</text:p>
          </table:table-cell>
          <table:table-cell table:style-name="ce1" office:value-type="string">
            <text:p>Max. improv.</text:p>
          </table:table-cell>
          <table:table-cell/>
          <table:table-cell table:style-name="ce2" office:value-type="string">
            <text:p>8192x256</text:p>
          </table:table-cell>
          <table:table-cell table:style-name="ce3" table:formula="of:=['8192x256.speedup'.G24]" office:value-type="float" office:value="1.73">
            <text:p>1.73</text:p>
          </table:table-cell>
          <table:table-cell table:style-name="ce3" table:formula="of:=['8192x256.speedup'.F24]" office:value-type="float" office:value="1.67">
            <text:p>1.67</text:p>
          </table:table-cell>
        </table:table-row>
        <table:table-row table:style-name="ro2">
          <table:table-cell/>
          <table:table-cell table:style-name="ce2" office:value-type="string">
            <text:p>8192x256</text:p>
          </table:table-cell>
          <table:table-cell table:style-name="ce3" table:formula="of:=['8192x256.30s'.G24]" office:value-type="float" office:value="7.715">
            <text:p>7.72</text:p>
          </table:table-cell>
          <table:table-cell table:style-name="ce3" table:formula="of:=['8192x256.30s'.G25]" office:value-type="float" office:value="0.750631313243095">
            <text:p>0.75</text:p>
          </table:table-cell>
          <table:table-cell table:style-name="ce3" table:formula="of:=['8192x256.30s'.G26]" office:value-type="float" office:value="9.4">
            <text:p>9.40</text:p>
          </table:table-cell>
          <table:table-cell table:style-name="ce3" table:formula="of:=['8192x256.30s'.F24]" office:value-type="float" office:value="1.365">
            <text:p>1.37</text:p>
          </table:table-cell>
          <table:table-cell table:style-name="ce3" table:formula="of:=['8192x256.30s'.F25]" office:value-type="float" office:value="0.858563672040326">
            <text:p>0.86</text:p>
          </table:table-cell>
          <table:table-cell table:style-name="ce3" table:formula="of:=['8192x256.30s'.F26]" office:value-type="float" office:value="3.3">
            <text:p>3.30</text:p>
          </table:table-cell>
          <table:table-cell/>
          <table:table-cell table:style-name="ce2" office:value-type="string">
            <text:p>16384x512</text:p>
          </table:table-cell>
          <table:table-cell table:style-name="ce3" table:formula="of:=['16384x512.speedup'.G24]" office:value-type="float" office:value="5.925">
            <text:p>5.93</text:p>
          </table:table-cell>
          <table:table-cell table:style-name="ce3" table:formula="of:=['16384x512.speedup'.F24]" office:value-type="float" office:value="9.22">
            <text:p>9.22</text:p>
          </table:table-cell>
        </table:table-row>
        <table:table-row table:style-name="ro2">
          <table:table-cell/>
          <table:table-cell table:style-name="ce2" office:value-type="string">
            <text:p>16384x512</text:p>
          </table:table-cell>
          <table:table-cell table:style-name="ce3" table:formula="of:=['16384x512.30s'.G24]" office:value-type="float" office:value="7.905">
            <text:p>7.91</text:p>
          </table:table-cell>
          <table:table-cell table:style-name="ce3" table:formula="of:=['16384x512.30s'.G25]" office:value-type="float" office:value="0.501025264621929">
            <text:p>0.50</text:p>
          </table:table-cell>
          <table:table-cell table:style-name="ce3" table:formula="of:=['16384x512.30s'.G26]" office:value-type="float" office:value="8.7">
            <text:p>8.70</text:p>
          </table:table-cell>
          <table:table-cell table:style-name="ce3" table:formula="of:=['16384x512.30s'.F24]" office:value-type="float" office:value="2.125">
            <text:p>2.13</text:p>
          </table:table-cell>
          <table:table-cell table:style-name="ce3" table:formula="of:=['16384x512.30s'.F25]" office:value-type="float" office:value="0.582982350549853">
            <text:p>0.58</text:p>
          </table:table-cell>
          <table:table-cell table:style-name="ce3" table:formula="of:=['16384x512.30s'.F26]" office:value-type="float" office:value="3">
            <text:p>3.00</text:p>
          </table:table-cell>
          <table:table-cell/>
          <table:table-cell table:style-name="ce2" office:value-type="string">
            <text:p>32768x1024</text:p>
          </table:table-cell>
          <table:table-cell table:style-name="ce3" table:formula="of:=['32768x1024.speedup'.G24]" office:value-type="float" office:value="7.71">
            <text:p>7.71</text:p>
          </table:table-cell>
          <table:table-cell table:style-name="ce3" table:formula="of:=['32768x1024.speedup'.F24]" office:value-type="float" office:value="41.05">
            <text:p>41.05</text:p>
          </table:table-cell>
        </table:table-row>
        <table:table-row table:style-name="ro2">
          <table:table-cell/>
          <table:table-cell table:style-name="ce2" office:value-type="string">
            <text:p>32768x1024</text:p>
          </table:table-cell>
          <table:table-cell table:style-name="ce3" table:formula="of:=['32768x1024.30s'.G24]" office:value-type="float" office:value="8.175">
            <text:p>8.18</text:p>
          </table:table-cell>
          <table:table-cell table:style-name="ce3" table:formula="of:=['32768x1024.30s'.G25]" office:value-type="float" office:value="0.320977126582991">
            <text:p>0.32</text:p>
          </table:table-cell>
          <table:table-cell table:style-name="ce3" table:formula="of:=['32768x1024.30s'.G26]" office:value-type="float" office:value="8.9">
            <text:p>8.90</text:p>
          </table:table-cell>
          <table:table-cell table:style-name="ce3" table:formula="of:=['32768x1024.30s'.F24]" office:value-type="float" office:value="3.235">
            <text:p>3.24</text:p>
          </table:table-cell>
          <table:table-cell table:style-name="ce3" table:formula="of:=['32768x1024.30s'.F25]" office:value-type="float" office:value="0.30135658193191">
            <text:p>0.30</text:p>
          </table:table-cell>
          <table:table-cell table:style-name="ce3" table:formula="of:=['32768x1024.30s'.F26]" office:value-type="float" office:value="3.8">
            <text:p>3.80</text:p>
          </table:table-cell>
          <table:table-cell table:number-columns-repeated="4"/>
        </table:table-row>
        <table:table-row table:style-name="ro2" table:number-rows-repeated="104856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iempo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row table:style-name="ro3">
          <table:table-cell table:number-columns-repeated="11"/>
        </table:table-row>
        <table:table-row table:style-name="ro4">
          <table:table-cell/>
          <table:table-cell office:value-type="string">
            <text:p>Discriminación por tiempos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5">
          <table:table-cell/>
          <table:table-cell table:style-name="ce1"/>
          <table:table-cell table:style-name="ce1" office:value-type="string">
            <text:p>PALS+MCT</text:p>
          </table:table-cell>
          <table:table-cell table:style-name="ce1" office:value-type="string">
            <text:p>PALS+pMin-Min</text:p>
          </table:table-cell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office:value-type="string">
            <text:p>8192x256</text:p>
          </table:table-cell>
          <table:table-cell office:value-type="float" office:value="0.024204">
            <text:p>0.024204</text:p>
          </table:table-cell>
          <table:table-cell office:value-type="float" office:value="0.605848">
            <text:p>0.60584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16384x512</text:p>
          </table:table-cell>
          <table:table-cell office:value-type="float" office:value="0.118001">
            <text:p>0.118001</text:p>
          </table:table-cell>
          <table:table-cell office:value-type="float" office:value="6.711793">
            <text:p>6.71179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32768x1024</text:p>
          </table:table-cell>
          <table:table-cell office:value-type="float" office:value="0.838955">
            <text:p>0.838955</text:p>
          </table:table-cell>
          <table:table-cell office:value-type="float" office:value="88.850139">
            <text:p>88.850139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1" office:value-type="string">
            <text:p>Data loading</text:p>
          </table:table-cell>
          <table:table-cell table:style-name="ce1" office:value-type="string">
            <text:p>Tim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8192x256</text:p>
          </table:table-cell>
          <table:table-cell office:value-type="float" office:value="0.657763">
            <text:p>0.65776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16384x512</text:p>
          </table:table-cell>
          <table:table-cell office:value-type="float" office:value="2.660443">
            <text:p>2.66044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32768x1024</text:p>
          </table:table-cell>
          <table:table-cell office:value-type="float" office:value="11.0068385">
            <text:p>11.0068385</text:p>
          </table:table-cell>
          <table:table-cell table:number-columns-repeated="8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8192x256.30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number-columns-repeated="7"/>
        </table:table-row>
        <table:table-row table:style-name="ro5">
          <table:table-cell/>
          <table:table-cell table:style-name="ce1" office:value-type="string">
            <text:p>Makespan</text:p>
          </table:table-cell>
          <table:table-cell table:style-name="ce1" table:number-columns-repeated="5"/>
        </table:table-row>
        <table:table-row table:style-name="ro5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Improv. PALS MCT vs MinMin</text:p>
          </table:table-cell>
          <table:table-cell table:style-name="ce1" office:value-type="string">
            <text:p>Improv. PALS pMinMin vs MinMi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45.2">
            <text:p>1845.2</text:p>
          </table:table-cell>
          <table:table-cell office:value-type="float" office:value="1835.4">
            <text:p>1835.4</text:p>
          </table:table-cell>
          <table:table-cell office:value-type="float" office:value="1710.4">
            <text:p>1710.4</text:p>
          </table:table-cell>
          <table:table-cell office:value-type="float" office:value="0.5">
            <text:p>0.5</text:p>
          </table:table-cell>
          <table:table-cell office:value-type="float" office:value="7.3">
            <text:p>7.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889.9">
            <text:p>1889.9</text:p>
          </table:table-cell>
          <table:table-cell office:value-type="float" office:value="1863.2">
            <text:p>1863.2</text:p>
          </table:table-cell>
          <table:table-cell office:value-type="float" office:value="1740">
            <text:p>1740</text:p>
          </table:table-cell>
          <table:table-cell office:value-type="float" office:value="1.4">
            <text:p>1.4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894.3">
            <text:p>1894.3</text:p>
          </table:table-cell>
          <table:table-cell office:value-type="float" office:value="1831">
            <text:p>1831</text:p>
          </table:table-cell>
          <table:table-cell office:value-type="float" office:value="1716">
            <text:p>1716</text:p>
          </table:table-cell>
          <table:table-cell office:value-type="float" office:value="3.3">
            <text:p>3.3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890.1">
            <text:p>1890.1</text:p>
          </table:table-cell>
          <table:table-cell office:value-type="float" office:value="1866.4">
            <text:p>1866.4</text:p>
          </table:table-cell>
          <table:table-cell office:value-type="float" office:value="1743">
            <text:p>1743</text:p>
          </table:table-cell>
          <table:table-cell office:value-type="float" office:value="1.3">
            <text:p>1.3</text:p>
          </table:table-cell>
          <table:table-cell office:value-type="float" office:value="7.8">
            <text:p>7.8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859.6">
            <text:p>1859.6</text:p>
          </table:table-cell>
          <table:table-cell office:value-type="float" office:value="1843.7">
            <text:p>1843.7</text:p>
          </table:table-cell>
          <table:table-cell office:value-type="float" office:value="1724.8">
            <text:p>1724.8</text:p>
          </table:table-cell>
          <table:table-cell office:value-type="float" office:value="0.9">
            <text:p>0.9</text:p>
          </table:table-cell>
          <table:table-cell office:value-type="float" office:value="7.2">
            <text:p>7.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863.4">
            <text:p>1863.4</text:p>
          </table:table-cell>
          <table:table-cell office:value-type="float" office:value="1829">
            <text:p>1829</text:p>
          </table:table-cell>
          <table:table-cell office:value-type="float" office:value="1715.4">
            <text:p>1715.4</text:p>
          </table:table-cell>
          <table:table-cell office:value-type="float" office:value="1.8">
            <text:p>1.8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897.3">
            <text:p>1897.3</text:p>
          </table:table-cell>
          <table:table-cell office:value-type="float" office:value="1862.3">
            <text:p>1862.3</text:p>
          </table:table-cell>
          <table:table-cell office:value-type="float" office:value="1736.9">
            <text:p>1736.9</text:p>
          </table:table-cell>
          <table:table-cell office:value-type="float" office:value="1.8">
            <text:p>1.8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874.5">
            <text:p>1874.5</text:p>
          </table:table-cell>
          <table:table-cell office:value-type="float" office:value="1852.6">
            <text:p>1852.6</text:p>
          </table:table-cell>
          <table:table-cell office:value-type="float" office:value="1738.4">
            <text:p>1738.4</text:p>
          </table:table-cell>
          <table:table-cell office:value-type="float" office:value="1.2">
            <text:p>1.2</text:p>
          </table:table-cell>
          <table:table-cell office:value-type="float" office:value="7.3">
            <text:p>7.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871.5">
            <text:p>1871.5</text:p>
          </table:table-cell>
          <table:table-cell office:value-type="float" office:value="1853.3">
            <text:p>1853.3</text:p>
          </table:table-cell>
          <table:table-cell office:value-type="float" office:value="1730.9">
            <text:p>1730.9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865.9">
            <text:p>1865.9</text:p>
          </table:table-cell>
          <table:table-cell table:style-name="ce4" office:value-type="float" office:value="1867.2">
            <text:p>1867.2</text:p>
          </table:table-cell>
          <table:table-cell table:style-name="ce4" office:value-type="float" office:value="1742.5">
            <text:p>1742.5</text:p>
          </table:table-cell>
          <table:table-cell table:style-name="ce4" office:value-type="float" office:value="-0.1">
            <text:p>-0.1</text:p>
          </table:table-cell>
          <table:table-cell table:style-name="ce4" office:value-type="float" office:value="6.6">
            <text:p>6.6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840.7">
            <text:p>1840.7</text:p>
          </table:table-cell>
          <table:table-cell office:value-type="float" office:value="1823.8">
            <text:p>1823.8</text:p>
          </table:table-cell>
          <table:table-cell office:value-type="float" office:value="1711.9">
            <text:p>1711.9</text:p>
          </table:table-cell>
          <table:table-cell office:value-type="float" office:value="0.9">
            <text:p>0.9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867.3">
            <text:p>1867.3</text:p>
          </table:table-cell>
          <table:table-cell office:value-type="float" office:value="1836.7">
            <text:p>1836.7</text:p>
          </table:table-cell>
          <table:table-cell office:value-type="float" office:value="1724.2">
            <text:p>1724.2</text:p>
          </table:table-cell>
          <table:table-cell office:value-type="float" office:value="1.6">
            <text:p>1.6</text:p>
          </table:table-cell>
          <table:table-cell office:value-type="float" office:value="7.7">
            <text:p>7.7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895.4">
            <text:p>1895.4</text:p>
          </table:table-cell>
          <table:table-cell office:value-type="float" office:value="1867.5">
            <text:p>1867.5</text:p>
          </table:table-cell>
          <table:table-cell office:value-type="float" office:value="1744.6">
            <text:p>1744.6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884.8">
            <text:p>1884.8</text:p>
          </table:table-cell>
          <table:table-cell office:value-type="float" office:value="1841.8">
            <text:p>1841.8</text:p>
          </table:table-cell>
          <table:table-cell office:value-type="float" office:value="1725.4">
            <text:p>1725.4</text:p>
          </table:table-cell>
          <table:table-cell office:value-type="float" office:value="2.3">
            <text:p>2.3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851">
            <text:p>1851</text:p>
          </table:table-cell>
          <table:table-cell office:value-type="float" office:value="1828.2">
            <text:p>1828.2</text:p>
          </table:table-cell>
          <table:table-cell office:value-type="float" office:value="1710.8">
            <text:p>1710.8</text:p>
          </table:table-cell>
          <table:table-cell office:value-type="float" office:value="1.2">
            <text:p>1.2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846.3">
            <text:p>1846.3</text:p>
          </table:table-cell>
          <table:table-cell office:value-type="float" office:value="1837.2">
            <text:p>1837.2</text:p>
          </table:table-cell>
          <table:table-cell office:value-type="float" office:value="1724.1">
            <text:p>1724.1</text:p>
          </table:table-cell>
          <table:table-cell office:value-type="float" office:value="0.5">
            <text:p>0.5</text:p>
          </table:table-cell>
          <table:table-cell office:value-type="float" office:value="6.6">
            <text:p>6.6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874.7">
            <text:p>1874.7</text:p>
          </table:table-cell>
          <table:table-cell office:value-type="float" office:value="1818.1">
            <text:p>1818.1</text:p>
          </table:table-cell>
          <table:table-cell office:value-type="float" office:value="1707.8">
            <text:p>1707.8</text:p>
          </table:table-cell>
          <table:table-cell office:value-type="float" office:value="3">
            <text:p>3</text:p>
          </table:table-cell>
          <table:table-cell office:value-type="float" office:value="8.9">
            <text:p>8.9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862.8">
            <text:p>1862.8</text:p>
          </table:table-cell>
          <table:table-cell office:value-type="float" office:value="1856.5">
            <text:p>1856.5</text:p>
          </table:table-cell>
          <table:table-cell office:value-type="float" office:value="1736.7">
            <text:p>1736.7</text:p>
          </table:table-cell>
          <table:table-cell office:value-type="float" office:value="0.3">
            <text:p>0.3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892.5">
            <text:p>1892.5</text:p>
          </table:table-cell>
          <table:table-cell office:value-type="float" office:value="1853.4">
            <text:p>1853.4</text:p>
          </table:table-cell>
          <table:table-cell office:value-type="float" office:value="1732.7">
            <text:p>1732.7</text:p>
          </table:table-cell>
          <table:table-cell office:value-type="float" office:value="2.1">
            <text:p>2.1</text:p>
          </table:table-cell>
          <table:table-cell office:value-type="float" office:value="8.4">
            <text:p>8.4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869">
            <text:p>1869</text:p>
          </table:table-cell>
          <table:table-cell office:value-type="float" office:value="1853.8">
            <text:p>1853.8</text:p>
          </table:table-cell>
          <table:table-cell office:value-type="float" office:value="1731.2">
            <text:p>1731.2</text:p>
          </table:table-cell>
          <table:table-cell office:value-type="float" office:value="0.8">
            <text:p>0.8</text:p>
          </table:table-cell>
          <table:table-cell office:value-type="float" office:value="7.4">
            <text:p>7.4</text:p>
          </table:table-cell>
        </table:table-row>
        <table:table-row table:style-name="ro2">
          <table:table-cell table:number-columns-repeated="4"/>
          <table:table-cell table:style-name="ce5" office:value-type="string">
            <text:p>Average improvement</text:p>
          </table:table-cell>
          <table:table-cell table:style-name="ce3" table:formula="of:=AVERAGE([.F4:.F23])" office:value-type="float" office:value="1.365">
            <text:p>1.37</text:p>
          </table:table-cell>
          <table:table-cell table:style-name="ce3" table:formula="of:=AVERAGE([.G4:.G23])" office:value-type="float" office:value="7.715">
            <text:p>7.72</text:p>
          </table:table-cell>
        </table:table-row>
        <table:table-row table:style-name="ro2">
          <table:table-cell table:number-columns-repeated="4"/>
          <table:table-cell table:style-name="ce5" office:value-type="string">
            <text:p>Std. Dev.</text:p>
          </table:table-cell>
          <table:table-cell table:style-name="ce3" table:formula="of:=STDEV([.F4:.F23])" office:value-type="float" office:value="0.858563672040326">
            <text:p>0.86</text:p>
          </table:table-cell>
          <table:table-cell table:style-name="ce3" table:formula="of:=STDEV([.G4:.G23])" office:value-type="float" office:value="0.750631313243095">
            <text:p>0.75</text:p>
          </table:table-cell>
        </table:table-row>
        <table:table-row table:style-name="ro2">
          <table:table-cell table:number-columns-repeated="4"/>
          <table:table-cell table:style-name="ce5" office:value-type="string">
            <text:p>Max improvement</text:p>
          </table:table-cell>
          <table:table-cell table:style-name="ce3" table:formula="of:=MAX([.F4:.F23])" office:value-type="float" office:value="3.3">
            <text:p>3.30</text:p>
          </table:table-cell>
          <table:table-cell table:style-name="ce3" table:formula="of:=MAX([.G4:.G23])" office:value-type="float" office:value="9.4">
            <text:p>9.40</text:p>
          </table:table-cell>
        </table:table-row>
        <table:table-row table:style-name="ro2">
          <table:table-cell table:number-columns-repeated="5"/>
          <table:table-cell table:style-name="ce6"/>
          <table:table-cell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8192x256.speedup" table:style-name="ta1">
        <table:table-column table:style-name="co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7"/>
        </table:table-row>
        <table:table-row table:style-name="ro2">
          <table:table-cell/>
          <table:table-cell table:style-name="ce1" office:value-type="string">
            <text:p>Time</text:p>
          </table:table-cell>
          <table:table-cell table:style-name="ce1" table:number-columns-repeated="5"/>
        </table:table-row>
        <table:table-row table:style-name="ro5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 (secs)</text:p>
          </table:table-cell>
          <table:table-cell table:style-name="ce1" office:value-type="string">
            <text:p>PALS MCT <text:s/>(secs)</text:p>
          </table:table-cell>
          <table:table-cell table:style-name="ce1" office:value-type="string">
            <text:p>PALS pMinMin (secs)</text:p>
          </table:table-cell>
          <table:table-cell table:style-name="ce1" office:value-type="string">
            <text:p>Speedup PALS MCT</text:p>
          </table:table-cell>
          <table:table-cell table:style-name="ce1" office:value-type="string">
            <text:p>Speedup PALS pMinMi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.6">
            <text:p>11.6</text:p>
          </table:table-cell>
          <table:table-cell office:value-type="float" office:value="10.6">
            <text:p>10.6</text:p>
          </table:table-cell>
          <table:table-cell table:style-name="ce3" office:value-type="float" office:value="1.3">
            <text:p>1.30</text:p>
          </table:table-cell>
          <table:table-cell table:style-name="ce3" office:value-type="float" office:value="1.4">
            <text:p>1.4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9.8">
            <text:p>9.8</text:p>
          </table:table-cell>
          <table:table-cell table:number-columns-repeated="2" table:style-name="ce3" office:value-type="float" office:value="1.5">
            <text:p>1.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4.8">
            <text:p>14.8</text:p>
          </table:table-cell>
          <table:table-cell office:value-type="float" office:value="9.7">
            <text:p>9.7</text:p>
          </table:table-cell>
          <table:table-cell office:value-type="float" office:value="8.5">
            <text:p>8.5</text:p>
          </table:table-cell>
          <table:table-cell table:style-name="ce3" office:value-type="float" office:value="1.5">
            <text:p>1.50</text:p>
          </table:table-cell>
          <table:table-cell table:style-name="ce3" office:value-type="float" office:value="1.7">
            <text:p>1.7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.9">
            <text:p>14.9</text:p>
          </table:table-cell>
          <table:table-cell office:value-type="float" office:value="10.4">
            <text:p>10.4</text:p>
          </table:table-cell>
          <table:table-cell office:value-type="float" office:value="9.7">
            <text:p>9.7</text:p>
          </table:table-cell>
          <table:table-cell table:style-name="ce3" office:value-type="float" office:value="1.4">
            <text:p>1.40</text:p>
          </table:table-cell>
          <table:table-cell table:style-name="ce3" office:value-type="float" office:value="1.5">
            <text:p>1.5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4.9">
            <text:p>14.9</text:p>
          </table:table-cell>
          <table:table-cell office:value-type="float" office:value="8.1">
            <text:p>8.1</text:p>
          </table:table-cell>
          <table:table-cell office:value-type="float" office:value="8.4">
            <text:p>8.4</text:p>
          </table:table-cell>
          <table:table-cell table:number-columns-repeated="2"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4.9">
            <text:p>14.9</text:p>
          </table:table-cell>
          <table:table-cell office:value-type="float" office:value="7.9">
            <text:p>7.9</text:p>
          </table:table-cell>
          <table:table-cell office:value-type="float" office:value="8.9">
            <text:p>8.9</text:p>
          </table:table-cell>
          <table:table-cell table:style-name="ce3" office:value-type="float" office:value="1.9">
            <text:p>1.90</text:p>
          </table:table-cell>
          <table:table-cell table:style-name="ce3" office:value-type="float" office:value="1.7">
            <text:p>1.70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4.9">
            <text:p>14.9</text:p>
          </table:table-cell>
          <table:table-cell office:value-type="float" office:value="8.4">
            <text:p>8.4</text:p>
          </table:table-cell>
          <table:table-cell office:value-type="float" office:value="9">
            <text:p>9</text:p>
          </table:table-cell>
          <table:table-cell table:style-name="ce3" office:value-type="float" office:value="1.8">
            <text:p>1.80</text:p>
          </table:table-cell>
          <table:table-cell table:style-name="ce3" office:value-type="float" office:value="1.7">
            <text:p>1.7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5.3">
            <text:p>15.3</text:p>
          </table:table-cell>
          <table:table-cell office:value-type="float" office:value="8">
            <text:p>8</text:p>
          </table:table-cell>
          <table:table-cell office:value-type="float" office:value="8.4">
            <text:p>8.4</text:p>
          </table:table-cell>
          <table:table-cell table:style-name="ce3" office:value-type="float" office:value="1.9">
            <text:p>1.9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.6">
            <text:p>8.6</text:p>
          </table:table-cell>
          <table:table-cell office:value-type="float" office:value="8.3">
            <text:p>8.3</text:p>
          </table:table-cell>
          <table:table-cell table:style-name="ce3" office:value-type="float" office:value="1.7">
            <text:p>1.7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80.8">
            <text:p>280.8</text:p>
          </table:table-cell>
          <table:table-cell table:style-name="ce4" office:value-type="float" office:value="8.2">
            <text:p>8.2</text:p>
          </table:table-cell>
          <table:table-cell table:style-name="ce7" office:value-type="float" office:value="0.1">
            <text:p>0.10</text:p>
          </table:table-cell>
          <table:table-cell table:style-name="ce7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4.8">
            <text:p>14.8</text:p>
          </table:table-cell>
          <table:table-cell office:value-type="float" office:value="8.8">
            <text:p>8.8</text:p>
          </table:table-cell>
          <table:table-cell office:value-type="float" office:value="8.6">
            <text:p>8.6</text:p>
          </table:table-cell>
          <table:table-cell table:number-columns-repeated="2" table:style-name="ce3" office:value-type="float" office:value="1.7">
            <text:p>1.70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4.9">
            <text:p>14.9</text:p>
          </table:table-cell>
          <table:table-cell office:value-type="float" office:value="7.9">
            <text:p>7.9</text:p>
          </table:table-cell>
          <table:table-cell office:value-type="float" office:value="8.2">
            <text:p>8.2</text:p>
          </table:table-cell>
          <table:table-cell table:style-name="ce3" office:value-type="float" office:value="1.9">
            <text:p>1.9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4.9">
            <text:p>14.9</text:p>
          </table:table-cell>
          <table:table-cell office:value-type="float" office:value="7.7">
            <text:p>7.7</text:p>
          </table:table-cell>
          <table:table-cell office:value-type="float" office:value="8.2">
            <text:p>8.2</text:p>
          </table:table-cell>
          <table:table-cell table:style-name="ce3" office:value-type="float" office:value="1.9">
            <text:p>1.9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4.9">
            <text:p>14.9</text:p>
          </table:table-cell>
          <table:table-cell office:value-type="float" office:value="7.5">
            <text:p>7.5</text:p>
          </table:table-cell>
          <table:table-cell office:value-type="float" office:value="8.2">
            <text:p>8.2</text:p>
          </table:table-cell>
          <table:table-cell table:style-name="ce3" office:value-type="float" office:value="2">
            <text:p>2.0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4.9">
            <text:p>14.9</text:p>
          </table:table-cell>
          <table:table-cell office:value-type="float" office:value="7.7">
            <text:p>7.7</text:p>
          </table:table-cell>
          <table:table-cell office:value-type="float" office:value="8.2">
            <text:p>8.2</text:p>
          </table:table-cell>
          <table:table-cell table:style-name="ce3" office:value-type="float" office:value="1.9">
            <text:p>1.9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5.1">
            <text:p>15.1</text:p>
          </table:table-cell>
          <table:table-cell office:value-type="float" office:value="8.7">
            <text:p>8.7</text:p>
          </table:table-cell>
          <table:table-cell office:value-type="float" office:value="8.2">
            <text:p>8.2</text:p>
          </table:table-cell>
          <table:table-cell table:style-name="ce3" office:value-type="float" office:value="1.7">
            <text:p>1.7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.5">
            <text:p>7.5</text:p>
          </table:table-cell>
          <table:table-cell office:value-type="float" office:value="8.2">
            <text:p>8.2</text:p>
          </table:table-cell>
          <table:table-cell table:style-name="ce3" office:value-type="float" office:value="2">
            <text:p>2.0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4.6">
            <text:p>14.6</text:p>
          </table:table-cell>
          <table:table-cell office:value-type="float" office:value="9">
            <text:p>9</text:p>
          </table:table-cell>
          <table:table-cell office:value-type="float" office:value="8.3">
            <text:p>8.3</text:p>
          </table:table-cell>
          <table:table-cell table:style-name="ce3" office:value-type="float" office:value="1.6">
            <text:p>1.6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4.9">
            <text:p>14.9</text:p>
          </table:table-cell>
          <table:table-cell office:value-type="float" office:value="7.5">
            <text:p>7.5</text:p>
          </table:table-cell>
          <table:table-cell office:value-type="float" office:value="8.2">
            <text:p>8.2</text:p>
          </table:table-cell>
          <table:table-cell table:style-name="ce3" office:value-type="float" office:value="2">
            <text:p>2.00</text:p>
          </table:table-cell>
          <table:table-cell table:style-name="ce3" office:value-type="float" office:value="1.8">
            <text:p>1.8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office:value-type="float" office:value="8.1">
            <text:p>8.1</text:p>
          </table:table-cell>
          <table:table-cell office:value-type="float" office:value="8.2">
            <text:p>8.2</text:p>
          </table:table-cell>
          <table:table-cell table:number-columns-repeated="2" table:style-name="ce3" office:value-type="float" office:value="1.8">
            <text:p>1.80</text:p>
          </table:table-cell>
        </table:table-row>
        <table:table-row table:style-name="ro2">
          <table:table-cell table:number-columns-repeated="4"/>
          <table:table-cell table:style-name="ce5" office:value-type="string">
            <text:p>Average speedup</text:p>
          </table:table-cell>
          <table:table-cell table:style-name="ce3" table:formula="of:=AVERAGE([.F4:.F23])" office:value-type="float" office:value="1.67">
            <text:p>1.67</text:p>
          </table:table-cell>
          <table:table-cell table:style-name="ce3" table:formula="of:=AVERAGE([.G4:.G23])" office:value-type="float" office:value="1.73">
            <text:p>1.73</text:p>
          </table:table-cell>
        </table:table-row>
        <table:table-row table:style-name="ro2">
          <table:table-cell table:number-columns-repeated="4"/>
          <table:table-cell table:style-name="ce5" office:value-type="string">
            <text:p>Std. Dev.</text:p>
          </table:table-cell>
          <table:table-cell table:style-name="ce3" table:formula="of:=STDEV([.F4:.F23])" office:value-type="float" office:value="0.42190046219458">
            <text:p>0.42</text:p>
          </table:table-cell>
          <table:table-cell table:style-name="ce3" table:formula="of:=STDEV([.G4:.G23])" office:value-type="float" office:value="0.121828179265546">
            <text:p>0.12</text:p>
          </table:table-cell>
        </table:table-row>
        <table:table-row table:style-name="ro2">
          <table:table-cell table:number-columns-repeated="4"/>
          <table:table-cell table:style-name="ce5" office:value-type="string">
            <text:p>Max speedup</text:p>
          </table:table-cell>
          <table:table-cell table:style-name="ce3" table:formula="of:=MAX([.F4:.F23])" office:value-type="float" office:value="2">
            <text:p>2.00</text:p>
          </table:table-cell>
          <table:table-cell table:style-name="ce3" table:formula="of:=MAX([.G4:.G23])" office:value-type="float" office:value="1.8">
            <text:p>1.80</text:p>
          </table:table-cell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8192x512.evol" table:style-name="ta1">
        <table:table-column table:style-name="co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table:number-columns-repeated="10"/>
        </table:table-row>
        <table:table-row table:style-name="ro5">
          <table:table-cell/>
          <table:table-cell table:style-name="ce1" office:value-type="string">
            <text:p>Iteracion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MinMin</text:p>
          </table:table-cell>
          <table:table-cell/>
          <table:table-cell table:style-name="ce1" office:value-type="string">
            <text:p>Tiempo(s)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MinMin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36.8">
            <text:p>2036.8</text:p>
          </table:table-cell>
          <table:table-cell office:value-type="float" office:value="2997.2">
            <text:p>2997.2</text:p>
          </table:table-cell>
          <table:table-cell office:value-type="float" office:value="1889.9">
            <text:p>1889.9</text:p>
          </table:table-cell>
          <table:table-cell/>
          <table:table-cell office:value-type="float" office:value="0">
            <text:p>0</text:p>
          </table:table-cell>
          <table:table-cell office:value-type="float" office:value="2036.6">
            <text:p>2036.6</text:p>
          </table:table-cell>
          <table:table-cell office:value-type="float" office:value="2996.5">
            <text:p>2996.5</text:p>
          </table:table-cell>
          <table:table-cell office:value-type="float" office:value="1889.9">
            <text:p>1889.9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036.6">
            <text:p>2036.6</text:p>
          </table:table-cell>
          <table:table-cell office:value-type="float" office:value="2996.5">
            <text:p>2996.5</text:p>
          </table:table-cell>
          <table:table-cell office:value-type="float" office:value="1889.9">
            <text:p>1889.9</text:p>
          </table:table-cell>
          <table:table-cell/>
          <table:table-cell office:value-type="float" office:value="1">
            <text:p>1</text:p>
          </table:table-cell>
          <table:table-cell office:value-type="float" office:value="1847.4">
            <text:p>1847.4</text:p>
          </table:table-cell>
          <table:table-cell office:value-type="float" office:value="2461.4">
            <text:p>2461.4</text:p>
          </table:table-cell>
          <table:table-cell office:value-type="float" office:value="1889.9">
            <text:p>1889.9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office:value-type="float" office:value="1885.5">
            <text:p>1885.5</text:p>
          </table:table-cell>
          <table:table-cell office:value-type="float" office:value="2461.4">
            <text:p>2461.4</text:p>
          </table:table-cell>
          <table:table-cell office:value-type="float" office:value="1889.9">
            <text:p>1889.9</text:p>
          </table:table-cell>
          <table:table-cell/>
          <table:table-cell office:value-type="float" office:value="2">
            <text:p>2</text:p>
          </table:table-cell>
          <table:table-cell office:value-type="float" office:value="1839.6">
            <text:p>1839.6</text:p>
          </table:table-cell>
          <table:table-cell office:value-type="float" office:value="1725.1">
            <text:p>1725.1</text:p>
          </table:table-cell>
          <table:table-cell office:value-type="float" office:value="1889.9">
            <text:p>1889.9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864.4">
            <text:p>1864.4</text:p>
          </table:table-cell>
          <table:table-cell office:value-type="float" office:value="2094.2">
            <text:p>2094.2</text:p>
          </table:table-cell>
          <table:table-cell office:value-type="float" office:value="1889.9">
            <text:p>1889.9</text:p>
          </table:table-cell>
          <table:table-cell/>
          <table:table-cell office:value-type="float" office:value="3">
            <text:p>3</text:p>
          </table:table-cell>
          <table:table-cell office:value-type="float" office:value="1835.9">
            <text:p>1835.9</text:p>
          </table:table-cell>
          <table:table-cell office:value-type="float" office:value="1717.2">
            <text:p>1717.2</text:p>
          </table:table-cell>
          <table:table-cell office:value-type="float" office:value="1889.9">
            <text:p>1889.9</text:p>
          </table:table-cell>
        </table:table-row>
        <table:table-row table:style-name="ro2">
          <table:table-cell/>
          <table:table-cell office:value-type="float" office:value="1500">
            <text:p>1500</text:p>
          </table:table-cell>
          <table:table-cell office:value-type="float" office:value="1856.5">
            <text:p>1856.5</text:p>
          </table:table-cell>
          <table:table-cell office:value-type="float" office:value="1764.7">
            <text:p>1764.7</text:p>
          </table:table-cell>
          <table:table-cell office:value-type="float" office:value="1889.9">
            <text:p>1889.9</text:p>
          </table:table-cell>
          <table:table-cell/>
          <table:table-cell office:value-type="float" office:value="4">
            <text:p>4</text:p>
          </table:table-cell>
          <table:table-cell office:value-type="float" office:value="1835.2">
            <text:p>1835.2</text:p>
          </table:table-cell>
          <table:table-cell office:value-type="float" office:value="1715.2">
            <text:p>1715.2</text:p>
          </table:table-cell>
          <table:table-cell office:value-type="float" office:value="1889.9">
            <text:p>1889.9</text:p>
          </table:table-cell>
        </table:table-row>
        <table:table-row table:style-name="ro2">
          <table:table-cell/>
          <table:table-cell office:value-type="float" office:value="2000">
            <text:p>2000</text:p>
          </table:table-cell>
          <table:table-cell office:value-type="float" office:value="1850.4">
            <text:p>1850.4</text:p>
          </table:table-cell>
          <table:table-cell office:value-type="float" office:value="1740.1">
            <text:p>1740.1</text:p>
          </table:table-cell>
          <table:table-cell office:value-type="float" office:value="1889.9">
            <text:p>1889.9</text:p>
          </table:table-cell>
          <table:table-cell/>
          <table:table-cell office:value-type="float" office:value="5">
            <text:p>5</text:p>
          </table:table-cell>
          <table:table-cell office:value-type="float" office:value="1834.7">
            <text:p>1834.7</text:p>
          </table:table-cell>
          <table:table-cell office:value-type="float" office:value="1713.9">
            <text:p>1713.9</text:p>
          </table:table-cell>
          <table:table-cell office:value-type="float" office:value="1889.9">
            <text:p>1889.9</text:p>
          </table:table-cell>
        </table:table-row>
        <table:table-row table:style-name="ro2">
          <table:table-cell/>
          <table:table-cell office:value-type="float" office:value="2500">
            <text:p>2500</text:p>
          </table:table-cell>
          <table:table-cell office:value-type="float" office:value="1847.4">
            <text:p>1847.4</text:p>
          </table:table-cell>
          <table:table-cell office:value-type="float" office:value="1732.3">
            <text:p>1732.3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00">
            <text:p>3000</text:p>
          </table:table-cell>
          <table:table-cell office:value-type="float" office:value="1845.5">
            <text:p>1845.5</text:p>
          </table:table-cell>
          <table:table-cell office:value-type="float" office:value="1726.6">
            <text:p>1726.6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00">
            <text:p>3500</text:p>
          </table:table-cell>
          <table:table-cell office:value-type="float" office:value="1843.9">
            <text:p>1843.9</text:p>
          </table:table-cell>
          <table:table-cell office:value-type="float" office:value="1725.1">
            <text:p>1725.1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00">
            <text:p>4000</text:p>
          </table:table-cell>
          <table:table-cell office:value-type="float" office:value="1841.8">
            <text:p>1841.8</text:p>
          </table:table-cell>
          <table:table-cell office:value-type="float" office:value="1722.5">
            <text:p>1722.5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00">
            <text:p>4500</text:p>
          </table:table-cell>
          <table:table-cell office:value-type="float" office:value="1840.9">
            <text:p>1840.9</text:p>
          </table:table-cell>
          <table:table-cell office:value-type="float" office:value="1721.4">
            <text:p>1721.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00">
            <text:p>5000</text:p>
          </table:table-cell>
          <table:table-cell office:value-type="float" office:value="1840.6">
            <text:p>1840.6</text:p>
          </table:table-cell>
          <table:table-cell office:value-type="float" office:value="1720.1">
            <text:p>1720.1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00">
            <text:p>5500</text:p>
          </table:table-cell>
          <table:table-cell office:value-type="float" office:value="1839.7">
            <text:p>1839.7</text:p>
          </table:table-cell>
          <table:table-cell office:value-type="float" office:value="1719.2">
            <text:p>1719.2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00">
            <text:p>6000</text:p>
          </table:table-cell>
          <table:table-cell office:value-type="float" office:value="1839.6">
            <text:p>1839.6</text:p>
          </table:table-cell>
          <table:table-cell office:value-type="float" office:value="1718.7">
            <text:p>1718.7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00">
            <text:p>6500</text:p>
          </table:table-cell>
          <table:table-cell office:value-type="float" office:value="1838.9">
            <text:p>1838.9</text:p>
          </table:table-cell>
          <table:table-cell office:value-type="float" office:value="1717.6">
            <text:p>1717.6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0">
            <text:p>7000</text:p>
          </table:table-cell>
          <table:table-cell office:value-type="float" office:value="1838.2">
            <text:p>1838.2</text:p>
          </table:table-cell>
          <table:table-cell office:value-type="float" office:value="1717.3">
            <text:p>1717.3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00">
            <text:p>7500</text:p>
          </table:table-cell>
          <table:table-cell office:value-type="float" office:value="1838.2">
            <text:p>1838.2</text:p>
          </table:table-cell>
          <table:table-cell office:value-type="float" office:value="1717.2">
            <text:p>1717.2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00">
            <text:p>8000</text:p>
          </table:table-cell>
          <table:table-cell office:value-type="float" office:value="1838.2">
            <text:p>1838.2</text:p>
          </table:table-cell>
          <table:table-cell office:value-type="float" office:value="1716.4">
            <text:p>1716.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00">
            <text:p>8500</text:p>
          </table:table-cell>
          <table:table-cell office:value-type="float" office:value="1837.4">
            <text:p>1837.4</text:p>
          </table:table-cell>
          <table:table-cell office:value-type="float" office:value="1715.9">
            <text:p>1715.9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00">
            <text:p>9000</text:p>
          </table:table-cell>
          <table:table-cell office:value-type="float" office:value="1837.4">
            <text:p>1837.4</text:p>
          </table:table-cell>
          <table:table-cell office:value-type="float" office:value="1715.9">
            <text:p>1715.9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00">
            <text:p>9500</text:p>
          </table:table-cell>
          <table:table-cell office:value-type="float" office:value="1836.2">
            <text:p>1836.2</text:p>
          </table:table-cell>
          <table:table-cell office:value-type="float" office:value="1715.8">
            <text:p>1715.8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835.9">
            <text:p>1835.9</text:p>
          </table:table-cell>
          <table:table-cell office:value-type="float" office:value="1715.4">
            <text:p>1715.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00">
            <text:p>10500</text:p>
          </table:table-cell>
          <table:table-cell office:value-type="float" office:value="1835.5">
            <text:p>1835.5</text:p>
          </table:table-cell>
          <table:table-cell office:value-type="float" office:value="1715.4">
            <text:p>1715.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00">
            <text:p>11000</text:p>
          </table:table-cell>
          <table:table-cell office:value-type="float" office:value="1835.5">
            <text:p>1835.5</text:p>
          </table:table-cell>
          <table:table-cell office:value-type="float" office:value="1715.2">
            <text:p>1715.2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00">
            <text:p>11500</text:p>
          </table:table-cell>
          <table:table-cell office:value-type="float" office:value="1835.4">
            <text:p>1835.4</text:p>
          </table:table-cell>
          <table:table-cell office:value-type="float" office:value="1715.2">
            <text:p>1715.2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00">
            <text:p>12000</text:p>
          </table:table-cell>
          <table:table-cell office:value-type="float" office:value="1835.2">
            <text:p>1835.2</text:p>
          </table:table-cell>
          <table:table-cell office:value-type="float" office:value="1715.2">
            <text:p>1715.2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00">
            <text:p>12500</text:p>
          </table:table-cell>
          <table:table-cell office:value-type="float" office:value="1835.2">
            <text:p>1835.2</text:p>
          </table:table-cell>
          <table:table-cell office:value-type="float" office:value="1714.4">
            <text:p>1714.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00">
            <text:p>13000</text:p>
          </table:table-cell>
          <table:table-cell office:value-type="float" office:value="1835.2">
            <text:p>1835.2</text:p>
          </table:table-cell>
          <table:table-cell office:value-type="float" office:value="1714.4">
            <text:p>1714.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00">
            <text:p>13500</text:p>
          </table:table-cell>
          <table:table-cell office:value-type="float" office:value="1835.2">
            <text:p>1835.2</text:p>
          </table:table-cell>
          <table:table-cell office:value-type="float" office:value="1714.2">
            <text:p>1714.2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00">
            <text:p>14000</text:p>
          </table:table-cell>
          <table:table-cell office:value-type="float" office:value="1835.1">
            <text:p>1835.1</text:p>
          </table:table-cell>
          <table:table-cell office:value-type="float" office:value="1714">
            <text:p>171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00">
            <text:p>14500</text:p>
          </table:table-cell>
          <table:table-cell office:value-type="float" office:value="1835.1">
            <text:p>1835.1</text:p>
          </table:table-cell>
          <table:table-cell office:value-type="float" office:value="1714">
            <text:p>171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00">
            <text:p>15000</text:p>
          </table:table-cell>
          <table:table-cell office:value-type="float" office:value="1835">
            <text:p>1835</text:p>
          </table:table-cell>
          <table:table-cell office:value-type="float" office:value="1713.9">
            <text:p>1713.9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00">
            <text:p>15500</text:p>
          </table:table-cell>
          <table:table-cell office:value-type="float" office:value="1835">
            <text:p>1835</text:p>
          </table:table-cell>
          <table:table-cell office:value-type="float" office:value="1713.9">
            <text:p>1713.9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00">
            <text:p>16000</text:p>
          </table:table-cell>
          <table:table-cell office:value-type="float" office:value="1835">
            <text:p>1835</text:p>
          </table:table-cell>
          <table:table-cell office:value-type="float" office:value="1713.9">
            <text:p>1713.9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00">
            <text:p>16500</text:p>
          </table:table-cell>
          <table:table-cell office:value-type="float" office:value="1834.7">
            <text:p>1834.7</text:p>
          </table:table-cell>
          <table:table-cell office:value-type="float" office:value="1713.9">
            <text:p>1713.9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00">
            <text:p>17000</text:p>
          </table:table-cell>
          <table:table-cell office:value-type="float" office:value="1834.7">
            <text:p>1834.7</text:p>
          </table:table-cell>
          <table:table-cell office:value-type="float" office:value="1713.9">
            <text:p>1713.9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00">
            <text:p>17500</text:p>
          </table:table-cell>
          <table:table-cell office:value-type="float" office:value="1834.7">
            <text:p>1834.7</text:p>
          </table:table-cell>
          <table:table-cell office:value-type="float" office:value="1713.5">
            <text:p>1713.5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00">
            <text:p>18000</text:p>
          </table:table-cell>
          <table:table-cell office:value-type="float" office:value="1834.6">
            <text:p>1834.6</text:p>
          </table:table-cell>
          <table:table-cell office:value-type="float" office:value="1713.4">
            <text:p>1713.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00">
            <text:p>18500</text:p>
          </table:table-cell>
          <table:table-cell office:value-type="float" office:value="1834.6">
            <text:p>1834.6</text:p>
          </table:table-cell>
          <table:table-cell office:value-type="float" office:value="1713.4">
            <text:p>1713.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00">
            <text:p>19000</text:p>
          </table:table-cell>
          <table:table-cell office:value-type="float" office:value="1834.6">
            <text:p>1834.6</text:p>
          </table:table-cell>
          <table:table-cell office:value-type="float" office:value="1713.4">
            <text:p>1713.4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00">
            <text:p>19500</text:p>
          </table:table-cell>
          <table:table-cell office:value-type="float" office:value="1834.6">
            <text:p>1834.6</text:p>
          </table:table-cell>
          <table:table-cell office:value-type="float" office:value="1713.2">
            <text:p>1713.2</text:p>
          </table:table-cell>
          <table:table-cell office:value-type="float" office:value="1889.9">
            <text:p>1889.9</text:p>
          </table:table-cell>
          <table:table-cell table:number-columns-repeated="5"/>
        </table:table-row>
        <table:table-row table:style-name="ro2" table:number-rows-repeated="104853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16384x512.30s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2">
          <table:table-cell table:number-columns-repeated="8"/>
        </table:table-row>
        <table:table-row table:style-name="ro5">
          <table:table-cell/>
          <table:table-cell table:style-name="ce1" office:value-type="string">
            <text:p>Makespan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Improv. PALS MCT vs MinMin</text:p>
          </table:table-cell>
          <table:table-cell table:style-name="ce1" office:value-type="string">
            <text:p>Improv. PALS pMinMin vs MinMin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934.1">
            <text:p>1934.1</text:p>
          </table:table-cell>
          <table:table-cell office:value-type="float" office:value="1886.1">
            <text:p>1886.1</text:p>
          </table:table-cell>
          <table:table-cell office:value-type="float" office:value="1777">
            <text:p>1777</text:p>
          </table:table-cell>
          <table:table-cell office:value-type="float" office:value="2.5">
            <text:p>2.5</text:p>
          </table:table-cell>
          <table:table-cell office:value-type="float" office:value="8.1">
            <text:p>8.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40.5">
            <text:p>1940.5</text:p>
          </table:table-cell>
          <table:table-cell office:value-type="float" office:value="1889.9">
            <text:p>1889.9</text:p>
          </table:table-cell>
          <table:table-cell office:value-type="float" office:value="1781.2">
            <text:p>1781.2</text:p>
          </table:table-cell>
          <table:table-cell office:value-type="float" office:value="2.6">
            <text:p>2.6</text:p>
          </table:table-cell>
          <table:table-cell office:value-type="float" office:value="8.2">
            <text:p>8.2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49">
            <text:p>1949</text:p>
          </table:table-cell>
          <table:table-cell office:value-type="float" office:value="1895.7">
            <text:p>1895.7</text:p>
          </table:table-cell>
          <table:table-cell office:value-type="float" office:value="1782.1">
            <text:p>1782.1</text:p>
          </table:table-cell>
          <table:table-cell office:value-type="float" office:value="2.7">
            <text:p>2.7</text:p>
          </table:table-cell>
          <table:table-cell office:value-type="float" office:value="8.6">
            <text:p>8.6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22">
            <text:p>1922</text:p>
          </table:table-cell>
          <table:table-cell office:value-type="float" office:value="1887.1">
            <text:p>1887.1</text:p>
          </table:table-cell>
          <table:table-cell office:value-type="float" office:value="1778.4">
            <text:p>1778.4</text:p>
          </table:table-cell>
          <table:table-cell office:value-type="float" office:value="1.8">
            <text:p>1.8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04.1">
            <text:p>1904.1</text:p>
          </table:table-cell>
          <table:table-cell office:value-type="float" office:value="1867.7">
            <text:p>1867.7</text:p>
          </table:table-cell>
          <table:table-cell office:value-type="float" office:value="1757.1">
            <text:p>1757.1</text:p>
          </table:table-cell>
          <table:table-cell office:value-type="float" office:value="1.9">
            <text:p>1.9</text:p>
          </table:table-cell>
          <table:table-cell office:value-type="float" office:value="7.7">
            <text:p>7.7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01.7">
            <text:p>1901.7</text:p>
          </table:table-cell>
          <table:table-cell office:value-type="float" office:value="1885.7">
            <text:p>1885.7</text:p>
          </table:table-cell>
          <table:table-cell office:value-type="float" office:value="1772.6">
            <text:p>1772.6</text:p>
          </table:table-cell>
          <table:table-cell office:value-type="float" office:value="0.8">
            <text:p>0.8</text:p>
          </table:table-cell>
          <table:table-cell office:value-type="float" office:value="6.8">
            <text:p>6.8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45.5">
            <text:p>1945.5</text:p>
          </table:table-cell>
          <table:table-cell office:value-type="float" office:value="1898.1">
            <text:p>1898.1</text:p>
          </table:table-cell>
          <table:table-cell office:value-type="float" office:value="1787.6">
            <text:p>1787.6</text:p>
          </table:table-cell>
          <table:table-cell office:value-type="float" office:value="2.4">
            <text:p>2.4</text:p>
          </table:table-cell>
          <table:table-cell office:value-type="float" office:value="8.1">
            <text:p>8.1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03.8">
            <text:p>1903.8</text:p>
          </table:table-cell>
          <table:table-cell office:value-type="float" office:value="1878.6">
            <text:p>1878.6</text:p>
          </table:table-cell>
          <table:table-cell office:value-type="float" office:value="1768.5">
            <text:p>1768.5</text:p>
          </table:table-cell>
          <table:table-cell office:value-type="float" office:value="1.3">
            <text:p>1.3</text:p>
          </table:table-cell>
          <table:table-cell office:value-type="float" office:value="7.1">
            <text:p>7.1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37.3">
            <text:p>1937.3</text:p>
          </table:table-cell>
          <table:table-cell office:value-type="float" office:value="1894.7">
            <text:p>1894.7</text:p>
          </table:table-cell>
          <table:table-cell office:value-type="float" office:value="1782.4">
            <text:p>1782.4</text:p>
          </table:table-cell>
          <table:table-cell office:value-type="float" office:value="2.2">
            <text:p>2.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35.7">
            <text:p>1935.7</text:p>
          </table:table-cell>
          <table:table-cell office:value-type="float" office:value="1877.6">
            <text:p>1877.6</text:p>
          </table:table-cell>
          <table:table-cell office:value-type="float" office:value="1769.9">
            <text:p>1769.9</text:p>
          </table:table-cell>
          <table:table-cell office:value-type="float" office:value="3">
            <text:p>3</text:p>
          </table:table-cell>
          <table:table-cell office:value-type="float" office:value="8.6">
            <text:p>8.6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37.4">
            <text:p>1937.4</text:p>
          </table:table-cell>
          <table:table-cell office:value-type="float" office:value="1899.2">
            <text:p>1899.2</text:p>
          </table:table-cell>
          <table:table-cell office:value-type="float" office:value="1786.7">
            <text:p>1786.7</text:p>
          </table:table-cell>
          <table:table-cell office:value-type="float" office:value="2">
            <text:p>2</text:p>
          </table:table-cell>
          <table:table-cell office:value-type="float" office:value="7.8">
            <text:p>7.8</text:p>
          </table:table-cell>
          <table:table-cell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16.2">
            <text:p>1916.2</text:p>
          </table:table-cell>
          <table:table-cell office:value-type="float" office:value="1871.6">
            <text:p>1871.6</text:p>
          </table:table-cell>
          <table:table-cell office:value-type="float" office:value="1762.8">
            <text:p>1762.8</text:p>
          </table:table-cell>
          <table:table-cell office:value-type="float" office:value="2.3">
            <text:p>2.3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11.8">
            <text:p>1911.8</text:p>
          </table:table-cell>
          <table:table-cell office:value-type="float" office:value="1884.8">
            <text:p>1884.8</text:p>
          </table:table-cell>
          <table:table-cell office:value-type="float" office:value="1771.6">
            <text:p>1771.6</text:p>
          </table:table-cell>
          <table:table-cell office:value-type="float" office:value="1.4">
            <text:p>1.4</text:p>
          </table:table-cell>
          <table:table-cell office:value-type="float" office:value="7.3">
            <text:p>7.3</text:p>
          </table:table-cell>
          <table:table-cell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27.6">
            <text:p>1927.6</text:p>
          </table:table-cell>
          <table:table-cell office:value-type="float" office:value="1898.7">
            <text:p>1898.7</text:p>
          </table:table-cell>
          <table:table-cell office:value-type="float" office:value="1784">
            <text:p>1784</text:p>
          </table:table-cell>
          <table:table-cell office:value-type="float" office:value="1.5">
            <text:p>1.5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44.4">
            <text:p>1944.4</text:p>
          </table:table-cell>
          <table:table-cell office:value-type="float" office:value="1901">
            <text:p>1901</text:p>
          </table:table-cell>
          <table:table-cell office:value-type="float" office:value="1787.5">
            <text:p>1787.5</text:p>
          </table:table-cell>
          <table:table-cell office:value-type="float" office:value="2.2">
            <text:p>2.2</text:p>
          </table:table-cell>
          <table:table-cell office:value-type="float" office:value="8.1">
            <text:p>8.1</text:p>
          </table:table-cell>
          <table:table-cell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39.5">
            <text:p>1939.5</text:p>
          </table:table-cell>
          <table:table-cell office:value-type="float" office:value="1886.5">
            <text:p>1886.5</text:p>
          </table:table-cell>
          <table:table-cell office:value-type="float" office:value="1777.9">
            <text:p>1777.9</text:p>
          </table:table-cell>
          <table:table-cell office:value-type="float" office:value="2.7">
            <text:p>2.7</text:p>
          </table:table-cell>
          <table:table-cell office:value-type="float" office:value="8.3">
            <text:p>8.3</text:p>
          </table:table-cell>
          <table:table-cell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33.6">
            <text:p>1933.6</text:p>
          </table:table-cell>
          <table:table-cell office:value-type="float" office:value="1878.4">
            <text:p>1878.4</text:p>
          </table:table-cell>
          <table:table-cell office:value-type="float" office:value="1764.9">
            <text:p>1764.9</text:p>
          </table:table-cell>
          <table:table-cell office:value-type="float" office:value="2.9">
            <text:p>2.9</text:p>
          </table:table-cell>
          <table:table-cell office:value-type="float" office:value="8.7">
            <text:p>8.7</text:p>
          </table:table-cell>
          <table:table-cell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29.5">
            <text:p>1929.5</text:p>
          </table:table-cell>
          <table:table-cell office:value-type="float" office:value="1887">
            <text:p>1887</text:p>
          </table:table-cell>
          <table:table-cell office:value-type="float" office:value="1776.4">
            <text:p>1776.4</text:p>
          </table:table-cell>
          <table:table-cell office:value-type="float" office:value="2.2">
            <text:p>2.2</text:p>
          </table:table-cell>
          <table:table-cell office:value-type="float" office:value="7.9">
            <text:p>7.9</text:p>
          </table:table-cell>
          <table:table-cell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10.8">
            <text:p>1910.8</text:p>
          </table:table-cell>
          <table:table-cell office:value-type="float" office:value="1880.6">
            <text:p>1880.6</text:p>
          </table:table-cell>
          <table:table-cell office:value-type="float" office:value="1765.6">
            <text:p>1765.6</text:p>
          </table:table-cell>
          <table:table-cell office:value-type="float" office:value="1.6">
            <text:p>1.6</text:p>
          </table:table-cell>
          <table:table-cell office:value-type="float" office:value="7.6">
            <text:p>7.6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41">
            <text:p>1941</text:p>
          </table:table-cell>
          <table:table-cell office:value-type="float" office:value="1891.6">
            <text:p>1891.6</text:p>
          </table:table-cell>
          <table:table-cell office:value-type="float" office:value="1781">
            <text:p>1781</text:p>
          </table:table-cell>
          <table:table-cell office:value-type="float" office:value="2.5">
            <text:p>2.5</text:p>
          </table:table-cell>
          <table:table-cell office:value-type="float" office:value="8.2">
            <text:p>8.2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Average improvement</text:p>
          </table:table-cell>
          <table:table-cell table:style-name="ce3" table:formula="of:=AVERAGE([.F4:.F23])" office:value-type="float" office:value="2.125">
            <text:p>2.13</text:p>
          </table:table-cell>
          <table:table-cell table:style-name="ce3" table:formula="of:=AVERAGE([.G4:.G23])" office:value-type="float" office:value="7.905">
            <text:p>7.91</text:p>
          </table:table-cell>
          <table:table-cell table:style-name="ce3"/>
        </table:table-row>
        <table:table-row table:style-name="ro2">
          <table:table-cell table:number-columns-repeated="4"/>
          <table:table-cell table:style-name="ce5" office:value-type="string">
            <text:p>Std. Dev.</text:p>
          </table:table-cell>
          <table:table-cell table:style-name="ce3" table:formula="of:=STDEV([.F4:.F23])" office:value-type="float" office:value="0.582982350549853">
            <text:p>0.58</text:p>
          </table:table-cell>
          <table:table-cell table:style-name="ce3" table:formula="of:=STDEV([.G4:.G23])" office:value-type="float" office:value="0.501025264621929">
            <text:p>0.50</text:p>
          </table:table-cell>
          <table:table-cell table:style-name="ce3"/>
        </table:table-row>
        <table:table-row table:style-name="ro2">
          <table:table-cell table:number-columns-repeated="4"/>
          <table:table-cell table:style-name="ce5" office:value-type="string">
            <text:p>Max improvement</text:p>
          </table:table-cell>
          <table:table-cell table:style-name="ce3" table:formula="of:=MAX([.F4:.F23])" office:value-type="float" office:value="3">
            <text:p>3.00</text:p>
          </table:table-cell>
          <table:table-cell table:style-name="ce3" table:formula="of:=MAX([.G4:.G23])" office:value-type="float" office:value="8.7">
            <text:p>8.70</text:p>
          </table:table-cell>
          <table:table-cell table:style-name="ce3"/>
        </table:table-row>
        <table:table-row table:style-name="ro2" table:number-rows-repeated="104851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6384x512.speedup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0" table:default-cell-style-name="ce3"/>
        <table:table-column table:style-name="co21" table:default-cell-style-name="ce3"/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Time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Speedup PALS MCT</text:p>
          </table:table-cell>
          <table:table-cell table:style-name="ce1" office:value-type="string">
            <text:p>Speedup PALS pMinMi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10.7">
            <text:p>110.7</text:p>
          </table:table-cell>
          <table:table-cell office:value-type="float" office:value="9.7">
            <text:p>9.7</text:p>
          </table:table-cell>
          <table:table-cell office:value-type="float" office:value="16.7">
            <text:p>16.7</text:p>
          </table:table-cell>
          <table:table-cell office:value-type="float" office:value="11.4">
            <text:p>11.40</text:p>
          </table:table-cell>
          <table:table-cell office:value-type="float" office:value="6.6">
            <text:p>6.6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10.6">
            <text:p>110.6</text:p>
          </table:table-cell>
          <table:table-cell office:value-type="float" office:value="9.9">
            <text:p>9.9</text:p>
          </table:table-cell>
          <table:table-cell office:value-type="float" office:value="17">
            <text:p>17</text:p>
          </table:table-cell>
          <table:table-cell office:value-type="float" office:value="11.2">
            <text:p>11.20</text:p>
          </table:table-cell>
          <table:table-cell office:value-type="float" office:value="6.5">
            <text:p>6.5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10.6">
            <text:p>110.6</text:p>
          </table:table-cell>
          <table:table-cell office:value-type="float" office:value="9.7">
            <text:p>9.7</text:p>
          </table:table-cell>
          <table:table-cell office:value-type="float" office:value="17.6">
            <text:p>17.6</text:p>
          </table:table-cell>
          <table:table-cell office:value-type="float" office:value="11.4">
            <text:p>11.40</text:p>
          </table:table-cell>
          <table:table-cell office:value-type="float" office:value="6.3">
            <text:p>6.3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10.7">
            <text:p>110.7</text:p>
          </table:table-cell>
          <table:table-cell office:value-type="float" office:value="11.4">
            <text:p>11.4</text:p>
          </table:table-cell>
          <table:table-cell office:value-type="float" office:value="19.1">
            <text:p>19.1</text:p>
          </table:table-cell>
          <table:table-cell office:value-type="float" office:value="9.7">
            <text:p>9.70</text:p>
          </table:table-cell>
          <table:table-cell office:value-type="float" office:value="5.8">
            <text:p>5.8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11.2">
            <text:p>111.2</text:p>
          </table:table-cell>
          <table:table-cell office:value-type="float" office:value="13.1">
            <text:p>13.1</text:p>
          </table:table-cell>
          <table:table-cell office:value-type="float" office:value="17.1">
            <text:p>17.1</text:p>
          </table:table-cell>
          <table:table-cell office:value-type="float" office:value="8.5">
            <text:p>8.50</text:p>
          </table:table-cell>
          <table:table-cell office:value-type="float" office:value="6.5">
            <text:p>6.5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11.4">
            <text:p>111.4</text:p>
          </table:table-cell>
          <table:table-cell office:value-type="float" office:value="12">
            <text:p>12</text:p>
          </table:table-cell>
          <table:table-cell office:value-type="float" office:value="17.9">
            <text:p>17.9</text:p>
          </table:table-cell>
          <table:table-cell office:value-type="float" office:value="9.3">
            <text:p>9.30</text:p>
          </table:table-cell>
          <table:table-cell office:value-type="float" office:value="6.2">
            <text:p>6.20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11.3">
            <text:p>111.3</text:p>
          </table:table-cell>
          <table:table-cell office:value-type="float" office:value="11.7">
            <text:p>11.7</text:p>
          </table:table-cell>
          <table:table-cell office:value-type="float" office:value="19">
            <text:p>19</text:p>
          </table:table-cell>
          <table:table-cell office:value-type="float" office:value="9.5">
            <text:p>9.50</text:p>
          </table:table-cell>
          <table:table-cell office:value-type="float" office:value="5.9">
            <text:p>5.9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11.3">
            <text:p>111.3</text:p>
          </table:table-cell>
          <table:table-cell office:value-type="float" office:value="12.4">
            <text:p>12.4</text:p>
          </table:table-cell>
          <table:table-cell office:value-type="float" office:value="17.1">
            <text:p>17.1</text:p>
          </table:table-cell>
          <table:table-cell office:value-type="float" office:value="8.9">
            <text:p>8.90</text:p>
          </table:table-cell>
          <table:table-cell office:value-type="float" office:value="6.5">
            <text:p>6.50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11.1">
            <text:p>111.1</text:p>
          </table:table-cell>
          <table:table-cell office:value-type="float" office:value="10">
            <text:p>10</text:p>
          </table:table-cell>
          <table:table-cell office:value-type="float" office:value="18.1">
            <text:p>18.1</text:p>
          </table:table-cell>
          <table:table-cell office:value-type="float" office:value="11.1">
            <text:p>11.10</text:p>
          </table:table-cell>
          <table:table-cell office:value-type="float" office:value="6.1">
            <text:p>6.1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10.7">
            <text:p>110.7</text:p>
          </table:table-cell>
          <table:table-cell office:value-type="float" office:value="12.4">
            <text:p>12.4</text:p>
          </table:table-cell>
          <table:table-cell office:value-type="float" office:value="18.9">
            <text:p>18.9</text:p>
          </table:table-cell>
          <table:table-cell office:value-type="float" office:value="8.9">
            <text:p>8.90</text:p>
          </table:table-cell>
          <table:table-cell office:value-type="float" office:value="5.8">
            <text:p>5.80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10.8">
            <text:p>110.8</text:p>
          </table:table-cell>
          <table:table-cell office:value-type="float" office:value="13.1">
            <text:p>13.1</text:p>
          </table:table-cell>
          <table:table-cell office:value-type="float" office:value="19.8">
            <text:p>19.8</text:p>
          </table:table-cell>
          <table:table-cell office:value-type="float" office:value="8.4">
            <text:p>8.40</text:p>
          </table:table-cell>
          <table:table-cell office:value-type="float" office:value="5.6">
            <text:p>5.60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10.9">
            <text:p>110.9</text:p>
          </table:table-cell>
          <table:table-cell office:value-type="float" office:value="12.6">
            <text:p>12.6</text:p>
          </table:table-cell>
          <table:table-cell office:value-type="float" office:value="19.8">
            <text:p>19.8</text:p>
          </table:table-cell>
          <table:table-cell office:value-type="float" office:value="8.8">
            <text:p>8.80</text:p>
          </table:table-cell>
          <table:table-cell office:value-type="float" office:value="5.6">
            <text:p>5.60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10.7">
            <text:p>110.7</text:p>
          </table:table-cell>
          <table:table-cell office:value-type="float" office:value="13.4">
            <text:p>13.4</text:p>
          </table:table-cell>
          <table:table-cell office:value-type="float" office:value="19.9">
            <text:p>19.9</text:p>
          </table:table-cell>
          <table:table-cell office:value-type="float" office:value="8.3">
            <text:p>8.30</text:p>
          </table:table-cell>
          <table:table-cell office:value-type="float" office:value="5.6">
            <text:p>5.60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10.8">
            <text:p>110.8</text:p>
          </table:table-cell>
          <table:table-cell office:value-type="float" office:value="13.5">
            <text:p>13.5</text:p>
          </table:table-cell>
          <table:table-cell office:value-type="float" office:value="20.2">
            <text:p>20.2</text:p>
          </table:table-cell>
          <table:table-cell office:value-type="float" office:value="8.2">
            <text:p>8.20</text:p>
          </table:table-cell>
          <table:table-cell office:value-type="float" office:value="5.5">
            <text:p>5.5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10.5">
            <text:p>110.5</text:p>
          </table:table-cell>
          <table:table-cell office:value-type="float" office:value="13.4">
            <text:p>13.4</text:p>
          </table:table-cell>
          <table:table-cell office:value-type="float" office:value="19.1">
            <text:p>19.1</text:p>
          </table:table-cell>
          <table:table-cell office:value-type="float" office:value="8.3">
            <text:p>8.30</text:p>
          </table:table-cell>
          <table:table-cell office:value-type="float" office:value="5.8">
            <text:p>5.8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10.8">
            <text:p>110.8</text:p>
          </table:table-cell>
          <table:table-cell office:value-type="float" office:value="12.7">
            <text:p>12.7</text:p>
          </table:table-cell>
          <table:table-cell office:value-type="float" office:value="19.9">
            <text:p>19.9</text:p>
          </table:table-cell>
          <table:table-cell office:value-type="float" office:value="8.7">
            <text:p>8.70</text:p>
          </table:table-cell>
          <table:table-cell office:value-type="float" office:value="5.6">
            <text:p>5.60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11.3">
            <text:p>111.3</text:p>
          </table:table-cell>
          <table:table-cell office:value-type="float" office:value="13.3">
            <text:p>13.3</text:p>
          </table:table-cell>
          <table:table-cell office:value-type="float" office:value="19.9">
            <text:p>19.9</text:p>
          </table:table-cell>
          <table:table-cell office:value-type="float" office:value="8.4">
            <text:p>8.40</text:p>
          </table:table-cell>
          <table:table-cell office:value-type="float" office:value="5.6">
            <text:p>5.60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11.3">
            <text:p>111.3</text:p>
          </table:table-cell>
          <table:table-cell office:value-type="float" office:value="13.2">
            <text:p>13.2</text:p>
          </table:table-cell>
          <table:table-cell office:value-type="float" office:value="19.7">
            <text:p>19.7</text:p>
          </table:table-cell>
          <table:table-cell office:value-type="float" office:value="8.5">
            <text:p>8.50</text:p>
          </table:table-cell>
          <table:table-cell office:value-type="float" office:value="5.7">
            <text:p>5.70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11.2">
            <text:p>111.2</text:p>
          </table:table-cell>
          <table:table-cell office:value-type="float" office:value="13">
            <text:p>13</text:p>
          </table:table-cell>
          <table:table-cell office:value-type="float" office:value="20.2">
            <text:p>20.2</text:p>
          </table:table-cell>
          <table:table-cell office:value-type="float" office:value="8.5">
            <text:p>8.50</text:p>
          </table:table-cell>
          <table:table-cell office:value-type="float" office:value="5.5">
            <text:p>5.5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11.1">
            <text:p>111.1</text:p>
          </table:table-cell>
          <table:table-cell office:value-type="float" office:value="13.3">
            <text:p>13.3</text:p>
          </table:table-cell>
          <table:table-cell office:value-type="float" office:value="19.1">
            <text:p>19.1</text:p>
          </table:table-cell>
          <table:table-cell office:value-type="float" office:value="8.4">
            <text:p>8.40</text:p>
          </table:table-cell>
          <table:table-cell office:value-type="float" office:value="5.8">
            <text:p>5.80</text:p>
          </table:table-cell>
        </table:table-row>
        <table:table-row table:style-name="ro2">
          <table:table-cell table:number-columns-repeated="4"/>
          <table:table-cell table:style-name="ce5" office:value-type="string">
            <text:p>Average speedup</text:p>
          </table:table-cell>
          <table:table-cell table:formula="of:=AVERAGE([.F4:.F23])" office:value-type="float" office:value="9.22">
            <text:p>9.22</text:p>
          </table:table-cell>
          <table:table-cell table:formula="of:=AVERAGE([.G4:.G23])" office:value-type="float" office:value="5.925">
            <text:p>5.93</text:p>
          </table:table-cell>
        </table:table-row>
        <table:table-row table:style-name="ro2">
          <table:table-cell table:number-columns-repeated="4"/>
          <table:table-cell table:style-name="ce5" office:value-type="string">
            <text:p>Std. Dev.</text:p>
          </table:table-cell>
          <table:table-cell table:formula="of:=STDEV([.F4:.F23])" office:value-type="float" office:value="1.12932210686439">
            <text:p>1.13</text:p>
          </table:table-cell>
          <table:table-cell table:formula="of:=STDEV([.G4:.G23])" office:value-type="float" office:value="0.376793954583306">
            <text:p>0.38</text:p>
          </table:table-cell>
        </table:table-row>
        <table:table-row table:style-name="ro2">
          <table:table-cell table:number-columns-repeated="4"/>
          <table:table-cell table:style-name="ce5" office:value-type="string">
            <text:p>Max speedup</text:p>
          </table:table-cell>
          <table:table-cell table:formula="of:=MAX([.F4:.F23])" office:value-type="float" office:value="11.4">
            <text:p>11.40</text:p>
          </table:table-cell>
          <table:table-cell table:formula="of:=MAX([.G4:.G23])" office:value-type="float" office:value="6.6">
            <text:p>6.60</text:p>
          </table:table-cell>
        </table:table-row>
      </table:table>
      <table:table table:name="16384x512.evol" table:style-name="ta1">
        <table:table-column table:style-name="co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table:number-columns-repeated="10"/>
        </table:table-row>
        <table:table-row table:style-name="ro5">
          <table:table-cell/>
          <table:table-cell table:style-name="ce1" office:value-type="string">
            <text:p>Iteracion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MinMin</text:p>
          </table:table-cell>
          <table:table-cell/>
          <table:table-cell table:style-name="ce1" office:value-type="string">
            <text:p>Tiempo(s)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MinMin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57.7">
            <text:p>2057.7</text:p>
          </table:table-cell>
          <table:table-cell office:value-type="float" office:value="3158.5">
            <text:p>3158.5</text:p>
          </table:table-cell>
          <table:table-cell office:value-type="float" office:value="1940.5">
            <text:p>1940.5</text:p>
          </table:table-cell>
          <table:table-cell/>
          <table:table-cell office:value-type="float" office:value="0">
            <text:p>0</text:p>
          </table:table-cell>
          <table:table-cell office:value-type="float" office:value="2052.1">
            <text:p>2052.1</text:p>
          </table:table-cell>
          <table:table-cell office:value-type="float" office:value="3151.6">
            <text:p>3151.6</text:p>
          </table:table-cell>
          <table:table-cell office:value-type="float" office:value="1940.5">
            <text:p>1940.5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052.1">
            <text:p>2052.1</text:p>
          </table:table-cell>
          <table:table-cell office:value-type="float" office:value="3151.6">
            <text:p>3151.6</text:p>
          </table:table-cell>
          <table:table-cell office:value-type="float" office:value="1940.5">
            <text:p>1940.5</text:p>
          </table:table-cell>
          <table:table-cell/>
          <table:table-cell office:value-type="float" office:value="1">
            <text:p>1</text:p>
          </table:table-cell>
          <table:table-cell office:value-type="float" office:value="1935.1">
            <text:p>1935.1</text:p>
          </table:table-cell>
          <table:table-cell office:value-type="float" office:value="1830.9">
            <text:p>1830.9</text:p>
          </table:table-cell>
          <table:table-cell office:value-type="float" office:value="1940.5">
            <text:p>1940.5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office:value-type="float" office:value="1952.9">
            <text:p>1952.9</text:p>
          </table:table-cell>
          <table:table-cell office:value-type="float" office:value="2834.2">
            <text:p>2834.2</text:p>
          </table:table-cell>
          <table:table-cell office:value-type="float" office:value="1940.5">
            <text:p>1940.5</text:p>
          </table:table-cell>
          <table:table-cell/>
          <table:table-cell office:value-type="float" office:value="2">
            <text:p>2</text:p>
          </table:table-cell>
          <table:table-cell office:value-type="float" office:value="1905.3">
            <text:p>1905.3</text:p>
          </table:table-cell>
          <table:table-cell office:value-type="float" office:value="1794.6">
            <text:p>1794.6</text:p>
          </table:table-cell>
          <table:table-cell office:value-type="float" office:value="1940.5">
            <text:p>1940.5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935.1">
            <text:p>1935.1</text:p>
          </table:table-cell>
          <table:table-cell office:value-type="float" office:value="2567.3">
            <text:p>2567.3</text:p>
          </table:table-cell>
          <table:table-cell office:value-type="float" office:value="1940.5">
            <text:p>1940.5</text:p>
          </table:table-cell>
          <table:table-cell/>
          <table:table-cell office:value-type="float" office:value="3">
            <text:p>3</text:p>
          </table:table-cell>
          <table:table-cell office:value-type="float" office:value="1899">
            <text:p>1899</text:p>
          </table:table-cell>
          <table:table-cell office:value-type="float" office:value="1787.9">
            <text:p>1787.9</text:p>
          </table:table-cell>
          <table:table-cell office:value-type="float" office:value="1940.5">
            <text:p>1940.5</text:p>
          </table:table-cell>
        </table:table-row>
        <table:table-row table:style-name="ro2">
          <table:table-cell/>
          <table:table-cell office:value-type="float" office:value="1500">
            <text:p>1500</text:p>
          </table:table-cell>
          <table:table-cell office:value-type="float" office:value="1924.7">
            <text:p>1924.7</text:p>
          </table:table-cell>
          <table:table-cell office:value-type="float" office:value="2290.2">
            <text:p>2290.2</text:p>
          </table:table-cell>
          <table:table-cell office:value-type="float" office:value="1940.5">
            <text:p>1940.5</text:p>
          </table:table-cell>
          <table:table-cell/>
          <table:table-cell office:value-type="float" office:value="4">
            <text:p>4</text:p>
          </table:table-cell>
          <table:table-cell office:value-type="float" office:value="1895.2">
            <text:p>1895.2</text:p>
          </table:table-cell>
          <table:table-cell office:value-type="float" office:value="1784.8">
            <text:p>1784.8</text:p>
          </table:table-cell>
          <table:table-cell office:value-type="float" office:value="1940.5">
            <text:p>1940.5</text:p>
          </table:table-cell>
        </table:table-row>
        <table:table-row table:style-name="ro2">
          <table:table-cell/>
          <table:table-cell office:value-type="float" office:value="2000">
            <text:p>2000</text:p>
          </table:table-cell>
          <table:table-cell office:value-type="float" office:value="1917.9">
            <text:p>1917.9</text:p>
          </table:table-cell>
          <table:table-cell office:value-type="float" office:value="2038.1">
            <text:p>2038.1</text:p>
          </table:table-cell>
          <table:table-cell office:value-type="float" office:value="1940.5">
            <text:p>1940.5</text:p>
          </table:table-cell>
          <table:table-cell/>
          <table:table-cell office:value-type="float" office:value="5">
            <text:p>5</text:p>
          </table:table-cell>
          <table:table-cell office:value-type="float" office:value="1892.9">
            <text:p>1892.9</text:p>
          </table:table-cell>
          <table:table-cell office:value-type="float" office:value="1782.8">
            <text:p>1782.8</text:p>
          </table:table-cell>
          <table:table-cell office:value-type="float" office:value="1940.5">
            <text:p>1940.5</text:p>
          </table:table-cell>
        </table:table-row>
        <table:table-row table:style-name="ro2">
          <table:table-cell/>
          <table:table-cell office:value-type="float" office:value="2500">
            <text:p>2500</text:p>
          </table:table-cell>
          <table:table-cell office:value-type="float" office:value="1913">
            <text:p>1913</text:p>
          </table:table-cell>
          <table:table-cell office:value-type="float" office:value="1830.9">
            <text:p>1830.9</text:p>
          </table:table-cell>
          <table:table-cell office:value-type="float" office:value="1940.5">
            <text:p>1940.5</text:p>
          </table:table-cell>
          <table:table-cell/>
          <table:table-cell office:value-type="float" office:value="6">
            <text:p>6</text:p>
          </table:table-cell>
          <table:table-cell office:value-type="float" office:value="1891.4">
            <text:p>1891.4</text:p>
          </table:table-cell>
          <table:table-cell office:value-type="float" office:value="1781.6">
            <text:p>1781.6</text:p>
          </table:table-cell>
          <table:table-cell office:value-type="float" office:value="1940.5">
            <text:p>1940.5</text:p>
          </table:table-cell>
        </table:table-row>
        <table:table-row table:style-name="ro2">
          <table:table-cell/>
          <table:table-cell office:value-type="float" office:value="3000">
            <text:p>3000</text:p>
          </table:table-cell>
          <table:table-cell office:value-type="float" office:value="1909.9">
            <text:p>1909.9</text:p>
          </table:table-cell>
          <table:table-cell office:value-type="float" office:value="1814.8">
            <text:p>1814.8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00">
            <text:p>3500</text:p>
          </table:table-cell>
          <table:table-cell office:value-type="float" office:value="1907.7">
            <text:p>1907.7</text:p>
          </table:table-cell>
          <table:table-cell office:value-type="float" office:value="1807.1">
            <text:p>1807.1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00">
            <text:p>4000</text:p>
          </table:table-cell>
          <table:table-cell office:value-type="float" office:value="1905.3">
            <text:p>1905.3</text:p>
          </table:table-cell>
          <table:table-cell office:value-type="float" office:value="1802.3">
            <text:p>1802.3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00">
            <text:p>4500</text:p>
          </table:table-cell>
          <table:table-cell office:value-type="float" office:value="1903.6">
            <text:p>1903.6</text:p>
          </table:table-cell>
          <table:table-cell office:value-type="float" office:value="1799.1">
            <text:p>1799.1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00">
            <text:p>5000</text:p>
          </table:table-cell>
          <table:table-cell office:value-type="float" office:value="1902.2">
            <text:p>1902.2</text:p>
          </table:table-cell>
          <table:table-cell office:value-type="float" office:value="1796.2">
            <text:p>1796.2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00">
            <text:p>5500</text:p>
          </table:table-cell>
          <table:table-cell office:value-type="float" office:value="1901.2">
            <text:p>1901.2</text:p>
          </table:table-cell>
          <table:table-cell office:value-type="float" office:value="1794.6">
            <text:p>1794.6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00">
            <text:p>6000</text:p>
          </table:table-cell>
          <table:table-cell office:value-type="float" office:value="1900.1">
            <text:p>1900.1</text:p>
          </table:table-cell>
          <table:table-cell office:value-type="float" office:value="1793.2">
            <text:p>1793.2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00">
            <text:p>6500</text:p>
          </table:table-cell>
          <table:table-cell office:value-type="float" office:value="1899.6">
            <text:p>1899.6</text:p>
          </table:table-cell>
          <table:table-cell office:value-type="float" office:value="1791.9">
            <text:p>1791.9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0">
            <text:p>7000</text:p>
          </table:table-cell>
          <table:table-cell office:value-type="float" office:value="1899">
            <text:p>1899</text:p>
          </table:table-cell>
          <table:table-cell office:value-type="float" office:value="1790.8">
            <text:p>1790.8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00">
            <text:p>7500</text:p>
          </table:table-cell>
          <table:table-cell office:value-type="float" office:value="1898.1">
            <text:p>1898.1</text:p>
          </table:table-cell>
          <table:table-cell office:value-type="float" office:value="1790">
            <text:p>1790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00">
            <text:p>8000</text:p>
          </table:table-cell>
          <table:table-cell office:value-type="float" office:value="1897.3">
            <text:p>1897.3</text:p>
          </table:table-cell>
          <table:table-cell office:value-type="float" office:value="1788.6">
            <text:p>1788.6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00">
            <text:p>8500</text:p>
          </table:table-cell>
          <table:table-cell office:value-type="float" office:value="1896.7">
            <text:p>1896.7</text:p>
          </table:table-cell>
          <table:table-cell office:value-type="float" office:value="1787.9">
            <text:p>1787.9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00">
            <text:p>9000</text:p>
          </table:table-cell>
          <table:table-cell office:value-type="float" office:value="1896.5">
            <text:p>1896.5</text:p>
          </table:table-cell>
          <table:table-cell office:value-type="float" office:value="1786.9">
            <text:p>1786.9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00">
            <text:p>9500</text:p>
          </table:table-cell>
          <table:table-cell office:value-type="float" office:value="1896.1">
            <text:p>1896.1</text:p>
          </table:table-cell>
          <table:table-cell office:value-type="float" office:value="1786.6">
            <text:p>1786.6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895.7">
            <text:p>1895.7</text:p>
          </table:table-cell>
          <table:table-cell office:value-type="float" office:value="1786">
            <text:p>1786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00">
            <text:p>10500</text:p>
          </table:table-cell>
          <table:table-cell office:value-type="float" office:value="1895.2">
            <text:p>1895.2</text:p>
          </table:table-cell>
          <table:table-cell office:value-type="float" office:value="1785.5">
            <text:p>1785.5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00">
            <text:p>11000</text:p>
          </table:table-cell>
          <table:table-cell office:value-type="float" office:value="1894.9">
            <text:p>1894.9</text:p>
          </table:table-cell>
          <table:table-cell office:value-type="float" office:value="1785.4">
            <text:p>1785.4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00">
            <text:p>11500</text:p>
          </table:table-cell>
          <table:table-cell office:value-type="float" office:value="1894.7">
            <text:p>1894.7</text:p>
          </table:table-cell>
          <table:table-cell office:value-type="float" office:value="1785.3">
            <text:p>1785.3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00">
            <text:p>12000</text:p>
          </table:table-cell>
          <table:table-cell office:value-type="float" office:value="1894.2">
            <text:p>1894.2</text:p>
          </table:table-cell>
          <table:table-cell office:value-type="float" office:value="1784.8">
            <text:p>1784.8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00">
            <text:p>12500</text:p>
          </table:table-cell>
          <table:table-cell office:value-type="float" office:value="1894">
            <text:p>1894</text:p>
          </table:table-cell>
          <table:table-cell office:value-type="float" office:value="1784.1">
            <text:p>1784.1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00">
            <text:p>13000</text:p>
          </table:table-cell>
          <table:table-cell office:value-type="float" office:value="1893.6">
            <text:p>1893.6</text:p>
          </table:table-cell>
          <table:table-cell office:value-type="float" office:value="1784">
            <text:p>1784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00">
            <text:p>13500</text:p>
          </table:table-cell>
          <table:table-cell office:value-type="float" office:value="1893.3">
            <text:p>1893.3</text:p>
          </table:table-cell>
          <table:table-cell office:value-type="float" office:value="1783.9">
            <text:p>1783.9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00">
            <text:p>14000</text:p>
          </table:table-cell>
          <table:table-cell office:value-type="float" office:value="1892.9">
            <text:p>1892.9</text:p>
          </table:table-cell>
          <table:table-cell office:value-type="float" office:value="1783.8">
            <text:p>1783.8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00">
            <text:p>14500</text:p>
          </table:table-cell>
          <table:table-cell office:value-type="float" office:value="1892.5">
            <text:p>1892.5</text:p>
          </table:table-cell>
          <table:table-cell office:value-type="float" office:value="1783.4">
            <text:p>1783.4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00">
            <text:p>15000</text:p>
          </table:table-cell>
          <table:table-cell office:value-type="float" office:value="1892.2">
            <text:p>1892.2</text:p>
          </table:table-cell>
          <table:table-cell office:value-type="float" office:value="1783">
            <text:p>1783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00">
            <text:p>15500</text:p>
          </table:table-cell>
          <table:table-cell office:value-type="float" office:value="1892.1">
            <text:p>1892.1</text:p>
          </table:table-cell>
          <table:table-cell office:value-type="float" office:value="1782.8">
            <text:p>1782.8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00">
            <text:p>16000</text:p>
          </table:table-cell>
          <table:table-cell office:value-type="float" office:value="1891.8">
            <text:p>1891.8</text:p>
          </table:table-cell>
          <table:table-cell office:value-type="float" office:value="1782.6">
            <text:p>1782.6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00">
            <text:p>16500</text:p>
          </table:table-cell>
          <table:table-cell office:value-type="float" office:value="1891.5">
            <text:p>1891.5</text:p>
          </table:table-cell>
          <table:table-cell office:value-type="float" office:value="1782.4">
            <text:p>1782.4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00">
            <text:p>17000</text:p>
          </table:table-cell>
          <table:table-cell office:value-type="float" office:value="1891.4">
            <text:p>1891.4</text:p>
          </table:table-cell>
          <table:table-cell office:value-type="float" office:value="1782.3">
            <text:p>1782.3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00">
            <text:p>17500</text:p>
          </table:table-cell>
          <table:table-cell office:value-type="float" office:value="1891.4">
            <text:p>1891.4</text:p>
          </table:table-cell>
          <table:table-cell office:value-type="float" office:value="1782.1">
            <text:p>1782.1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00">
            <text:p>18000</text:p>
          </table:table-cell>
          <table:table-cell office:value-type="float" office:value="1891">
            <text:p>1891</text:p>
          </table:table-cell>
          <table:table-cell office:value-type="float" office:value="1781.9">
            <text:p>1781.9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00">
            <text:p>18500</text:p>
          </table:table-cell>
          <table:table-cell office:value-type="float" office:value="1890.8">
            <text:p>1890.8</text:p>
          </table:table-cell>
          <table:table-cell office:value-type="float" office:value="1781.9">
            <text:p>1781.9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00">
            <text:p>19000</text:p>
          </table:table-cell>
          <table:table-cell office:value-type="float" office:value="1890.5">
            <text:p>1890.5</text:p>
          </table:table-cell>
          <table:table-cell office:value-type="float" office:value="1781.6">
            <text:p>1781.6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00">
            <text:p>19500</text:p>
          </table:table-cell>
          <table:table-cell office:value-type="float" office:value="1890.5">
            <text:p>1890.5</text:p>
          </table:table-cell>
          <table:table-cell office:value-type="float" office:value="1781.6">
            <text:p>1781.6</text:p>
          </table:table-cell>
          <table:table-cell office:value-type="float" office:value="1940.5">
            <text:p>1940.5</text:p>
          </table:table-cell>
          <table:table-cell table:number-columns-repeated="5"/>
        </table:table-row>
        <table:table-row table:style-name="ro2" table:number-rows-repeated="104853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32768x1024.30s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number-columns-repeated="7"/>
        </table:table-row>
        <table:table-row table:style-name="ro5">
          <table:table-cell/>
          <table:table-cell table:style-name="ce1" office:value-type="string">
            <text:p>Makespan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Improv. PALS MCT vs MinMin</text:p>
          </table:table-cell>
          <table:table-cell table:style-name="ce1" office:value-type="string">
            <text:p>Improv. PALS pMinMin vs MinMi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996.2">
            <text:p>1996.2</text:p>
          </table:table-cell>
          <table:table-cell office:value-type="float" office:value="1927.3">
            <text:p>1927.3</text:p>
          </table:table-cell>
          <table:table-cell office:value-type="float" office:value="1831.3">
            <text:p>1831.3</text:p>
          </table:table-cell>
          <table:table-cell office:value-type="float" office:value="3.5">
            <text:p>3.5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79">
            <text:p>1979</text:p>
          </table:table-cell>
          <table:table-cell office:value-type="float" office:value="1918">
            <text:p>1918</text:p>
          </table:table-cell>
          <table:table-cell office:value-type="float" office:value="1824.3">
            <text:p>1824.3</text:p>
          </table:table-cell>
          <table:table-cell office:value-type="float" office:value="3.1">
            <text:p>3.1</text:p>
          </table:table-cell>
          <table:table-cell office:value-type="float" office:value="7.8">
            <text:p>7.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80.7">
            <text:p>1980.7</text:p>
          </table:table-cell>
          <table:table-cell office:value-type="float" office:value="1919.7">
            <text:p>1919.7</text:p>
          </table:table-cell>
          <table:table-cell office:value-type="float" office:value="1821.6">
            <text:p>1821.6</text:p>
          </table:table-cell>
          <table:table-cell office:value-type="float" office:value="3.1">
            <text:p>3.1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82.8">
            <text:p>1982.8</text:p>
          </table:table-cell>
          <table:table-cell office:value-type="float" office:value="1929.3">
            <text:p>1929.3</text:p>
          </table:table-cell>
          <table:table-cell office:value-type="float" office:value="1830.6">
            <text:p>1830.6</text:p>
          </table:table-cell>
          <table:table-cell office:value-type="float" office:value="2.7">
            <text:p>2.7</text:p>
          </table:table-cell>
          <table:table-cell office:value-type="float" office:value="7.7">
            <text:p>7.7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71.9">
            <text:p>1971.9</text:p>
          </table:table-cell>
          <table:table-cell office:value-type="float" office:value="1918.5">
            <text:p>1918.5</text:p>
          </table:table-cell>
          <table:table-cell office:value-type="float" office:value="1818.4">
            <text:p>1818.4</text:p>
          </table:table-cell>
          <table:table-cell office:value-type="float" office:value="2.7">
            <text:p>2.7</text:p>
          </table:table-cell>
          <table:table-cell office:value-type="float" office:value="7.8">
            <text:p>7.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73.4">
            <text:p>1973.4</text:p>
          </table:table-cell>
          <table:table-cell office:value-type="float" office:value="1912">
            <text:p>1912</text:p>
          </table:table-cell>
          <table:table-cell office:value-type="float" office:value="1816.3">
            <text:p>1816.3</text:p>
          </table:table-cell>
          <table:table-cell office:value-type="float" office:value="3.1">
            <text:p>3.1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91">
            <text:p>1991</text:p>
          </table:table-cell>
          <table:table-cell office:value-type="float" office:value="1926">
            <text:p>1926</text:p>
          </table:table-cell>
          <table:table-cell office:value-type="float" office:value="1829">
            <text:p>1829</text:p>
          </table:table-cell>
          <table:table-cell office:value-type="float" office:value="3.3">
            <text:p>3.3</text:p>
          </table:table-cell>
          <table:table-cell office:value-type="float" office:value="8.1">
            <text:p>8.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91.8">
            <text:p>1991.8</text:p>
          </table:table-cell>
          <table:table-cell office:value-type="float" office:value="1922.5">
            <text:p>1922.5</text:p>
          </table:table-cell>
          <table:table-cell office:value-type="float" office:value="1822">
            <text:p>1822</text:p>
          </table:table-cell>
          <table:table-cell office:value-type="float" office:value="3.5">
            <text:p>3.5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94.8">
            <text:p>1994.8</text:p>
          </table:table-cell>
          <table:table-cell office:value-type="float" office:value="1929.5">
            <text:p>1929.5</text:p>
          </table:table-cell>
          <table:table-cell office:value-type="float" office:value="1832.2">
            <text:p>1832.2</text:p>
          </table:table-cell>
          <table:table-cell office:value-type="float" office:value="3.3">
            <text:p>3.3</text:p>
          </table:table-cell>
          <table:table-cell office:value-type="float" office:value="8.1">
            <text:p>8.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97.1">
            <text:p>1997.1</text:p>
          </table:table-cell>
          <table:table-cell office:value-type="float" office:value="1922.1">
            <text:p>1922.1</text:p>
          </table:table-cell>
          <table:table-cell office:value-type="float" office:value="1822.9">
            <text:p>1822.9</text:p>
          </table:table-cell>
          <table:table-cell office:value-type="float" office:value="3.8">
            <text:p>3.8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75.8">
            <text:p>1975.8</text:p>
          </table:table-cell>
          <table:table-cell office:value-type="float" office:value="1914.7">
            <text:p>1914.7</text:p>
          </table:table-cell>
          <table:table-cell office:value-type="float" office:value="1816.2">
            <text:p>1816.2</text:p>
          </table:table-cell>
          <table:table-cell office:value-type="float" office:value="3.1">
            <text:p>3.1</text:p>
          </table:table-cell>
          <table:table-cell office:value-type="float" office:value="8.1">
            <text:p>8.1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74.2">
            <text:p>1974.2</text:p>
          </table:table-cell>
          <table:table-cell office:value-type="float" office:value="1912.2">
            <text:p>1912.2</text:p>
          </table:table-cell>
          <table:table-cell office:value-type="float" office:value="1813.5">
            <text:p>1813.5</text:p>
          </table:table-cell>
          <table:table-cell office:value-type="float" office:value="3.1">
            <text:p>3.1</text:p>
          </table:table-cell>
          <table:table-cell office:value-type="float" office:value="8.1">
            <text:p>8.1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78.6">
            <text:p>1978.6</text:p>
          </table:table-cell>
          <table:table-cell office:value-type="float" office:value="1915.2">
            <text:p>1915.2</text:p>
          </table:table-cell>
          <table:table-cell office:value-type="float" office:value="1818.6">
            <text:p>1818.6</text:p>
          </table:table-cell>
          <table:table-cell office:value-type="float" office:value="3.2">
            <text:p>3.2</text:p>
          </table:table-cell>
          <table:table-cell office:value-type="float" office:value="8.1">
            <text:p>8.1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88.1">
            <text:p>1988.1</text:p>
          </table:table-cell>
          <table:table-cell office:value-type="float" office:value="1923.3">
            <text:p>1923.3</text:p>
          </table:table-cell>
          <table:table-cell office:value-type="float" office:value="1824.3">
            <text:p>1824.3</text:p>
          </table:table-cell>
          <table:table-cell office:value-type="float" office:value="3.3">
            <text:p>3.3</text:p>
          </table:table-cell>
          <table:table-cell office:value-type="float" office:value="8.2">
            <text:p>8.2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72.1">
            <text:p>1972.1</text:p>
          </table:table-cell>
          <table:table-cell office:value-type="float" office:value="1915.8">
            <text:p>1915.8</text:p>
          </table:table-cell>
          <table:table-cell office:value-type="float" office:value="1819.3">
            <text:p>1819.3</text:p>
          </table:table-cell>
          <table:table-cell office:value-type="float" office:value="2.9">
            <text:p>2.9</text:p>
          </table:table-cell>
          <table:table-cell office:value-type="float" office:value="7.8">
            <text:p>7.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79.3">
            <text:p>1979.3</text:p>
          </table:table-cell>
          <table:table-cell office:value-type="float" office:value="1913.3">
            <text:p>1913.3</text:p>
          </table:table-cell>
          <table:table-cell office:value-type="float" office:value="1814.2">
            <text:p>1814.2</text:p>
          </table:table-cell>
          <table:table-cell office:value-type="float" office:value="3.3">
            <text:p>3.3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91.8">
            <text:p>1991.8</text:p>
          </table:table-cell>
          <table:table-cell office:value-type="float" office:value="1916.7">
            <text:p>1916.7</text:p>
          </table:table-cell>
          <table:table-cell office:value-type="float" office:value="1814.9">
            <text:p>1814.9</text:p>
          </table:table-cell>
          <table:table-cell office:value-type="float" office:value="3.8">
            <text:p>3.8</text:p>
          </table:table-cell>
          <table:table-cell office:value-type="float" office:value="8.9">
            <text:p>8.9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86.8">
            <text:p>1986.8</text:p>
          </table:table-cell>
          <table:table-cell office:value-type="float" office:value="1922.5">
            <text:p>1922.5</text:p>
          </table:table-cell>
          <table:table-cell office:value-type="float" office:value="1825.5">
            <text:p>1825.5</text:p>
          </table:table-cell>
          <table:table-cell office:value-type="float" office:value="3.2">
            <text:p>3.2</text:p>
          </table:table-cell>
          <table:table-cell office:value-type="float" office:value="8.1">
            <text:p>8.1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75.2">
            <text:p>1975.2</text:p>
          </table:table-cell>
          <table:table-cell office:value-type="float" office:value="1914.5">
            <text:p>1914.5</text:p>
          </table:table-cell>
          <table:table-cell office:value-type="float" office:value="1814.2">
            <text:p>1814.2</text:p>
          </table:table-cell>
          <table:table-cell office:value-type="float" office:value="3.1">
            <text:p>3.1</text:p>
          </table:table-cell>
          <table:table-cell office:value-type="float" office:value="8.2">
            <text:p>8.2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91.7">
            <text:p>1991.7</text:p>
          </table:table-cell>
          <table:table-cell office:value-type="float" office:value="1919.9">
            <text:p>1919.9</text:p>
          </table:table-cell>
          <table:table-cell office:value-type="float" office:value="1819.2">
            <text:p>1819.2</text:p>
          </table:table-cell>
          <table:table-cell office:value-type="float" office:value="3.6">
            <text:p>3.6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 table:number-columns-repeated="4"/>
          <table:table-cell table:style-name="ce5" office:value-type="string">
            <text:p>Average improvement</text:p>
          </table:table-cell>
          <table:table-cell table:style-name="ce3" table:formula="of:=AVERAGE([.F4:.F23])" office:value-type="float" office:value="3.235">
            <text:p>3.24</text:p>
          </table:table-cell>
          <table:table-cell table:style-name="ce3" table:formula="of:=AVERAGE([.G4:.G23])" office:value-type="float" office:value="8.175">
            <text:p>8.18</text:p>
          </table:table-cell>
        </table:table-row>
        <table:table-row table:style-name="ro2">
          <table:table-cell table:number-columns-repeated="4"/>
          <table:table-cell table:style-name="ce5" office:value-type="string">
            <text:p>Std. Dev.</text:p>
          </table:table-cell>
          <table:table-cell table:style-name="ce3" table:formula="of:=STDEV([.F4:.F23])" office:value-type="float" office:value="0.30135658193191">
            <text:p>0.30</text:p>
          </table:table-cell>
          <table:table-cell table:style-name="ce3" table:formula="of:=STDEV([.G4:.G23])" office:value-type="float" office:value="0.320977126582991">
            <text:p>0.32</text:p>
          </table:table-cell>
        </table:table-row>
        <table:table-row table:style-name="ro2">
          <table:table-cell table:number-columns-repeated="4"/>
          <table:table-cell table:style-name="ce5" office:value-type="string">
            <text:p>Max improvement</text:p>
          </table:table-cell>
          <table:table-cell table:style-name="ce3" table:formula="of:=MAX([.F4:.F23])" office:value-type="float" office:value="3.8">
            <text:p>3.80</text:p>
          </table:table-cell>
          <table:table-cell table:style-name="ce3" table:formula="of:=MAX([.G4:.G23])" office:value-type="float" office:value="8.9">
            <text:p>8.90</text:p>
          </table:table-cell>
        </table:table-row>
        <table:table-row table:style-name="ro2" table:number-rows-repeated="104851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2768x1024.speedup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0" table:default-cell-style-name="ce3"/>
        <table:table-column table:style-name="co21" table:default-cell-style-name="ce3"/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Time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style-name="ce1" office:value-type="string">
            <text:p>MinMin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Speedup PALS MCT</text:p>
          </table:table-cell>
          <table:table-cell table:style-name="ce1" office:value-type="string">
            <text:p>Speedup PALS pMinMi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839.8">
            <text:p>839.8</text:p>
          </table:table-cell>
          <table:table-cell office:value-type="float" office:value="21.1">
            <text:p>21.1</text:p>
          </table:table-cell>
          <table:table-cell office:value-type="float" office:value="112.6">
            <text:p>112.6</text:p>
          </table:table-cell>
          <table:table-cell office:value-type="float" office:value="39.8">
            <text:p>39.80</text:p>
          </table:table-cell>
          <table:table-cell office:value-type="float" office:value="7.5">
            <text:p>7.5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838.8">
            <text:p>838.8</text:p>
          </table:table-cell>
          <table:table-cell office:value-type="float" office:value="20.5">
            <text:p>20.5</text:p>
          </table:table-cell>
          <table:table-cell office:value-type="float" office:value="115.8">
            <text:p>115.8</text:p>
          </table:table-cell>
          <table:table-cell office:value-type="float" office:value="40.9">
            <text:p>40.90</text:p>
          </table:table-cell>
          <table:table-cell office:value-type="float" office:value="7.2">
            <text:p>7.2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842.5">
            <text:p>842.5</text:p>
          </table:table-cell>
          <table:table-cell office:value-type="float" office:value="18.9">
            <text:p>18.9</text:p>
          </table:table-cell>
          <table:table-cell office:value-type="float" office:value="98.5">
            <text:p>98.5</text:p>
          </table:table-cell>
          <table:table-cell office:value-type="float" office:value="44.5">
            <text:p>44.50</text:p>
          </table:table-cell>
          <table:table-cell office:value-type="float" office:value="8.6">
            <text:p>8.6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841.7">
            <text:p>841.7</text:p>
          </table:table-cell>
          <table:table-cell office:value-type="float" office:value="20.9">
            <text:p>20.9</text:p>
          </table:table-cell>
          <table:table-cell office:value-type="float" office:value="111.3">
            <text:p>111.3</text:p>
          </table:table-cell>
          <table:table-cell office:value-type="float" office:value="40.3">
            <text:p>40.30</text:p>
          </table:table-cell>
          <table:table-cell office:value-type="float" office:value="7.6">
            <text:p>7.6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845.3">
            <text:p>845.3</text:p>
          </table:table-cell>
          <table:table-cell office:value-type="float" office:value="22.2">
            <text:p>22.2</text:p>
          </table:table-cell>
          <table:table-cell office:value-type="float" office:value="105.7">
            <text:p>105.7</text:p>
          </table:table-cell>
          <table:table-cell office:value-type="float" office:value="38.1">
            <text:p>38.10</text:p>
          </table:table-cell>
          <table:table-cell office:value-type="float" office:value="8">
            <text:p>8.0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834.6">
            <text:p>834.6</text:p>
          </table:table-cell>
          <table:table-cell office:value-type="float" office:value="21.9">
            <text:p>21.9</text:p>
          </table:table-cell>
          <table:table-cell office:value-type="float" office:value="110.9">
            <text:p>110.9</text:p>
          </table:table-cell>
          <table:table-cell office:value-type="float" office:value="38.1">
            <text:p>38.10</text:p>
          </table:table-cell>
          <table:table-cell office:value-type="float" office:value="7.5">
            <text:p>7.50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837.4">
            <text:p>837.4</text:p>
          </table:table-cell>
          <table:table-cell office:value-type="float" office:value="20.6">
            <text:p>20.6</text:p>
          </table:table-cell>
          <table:table-cell office:value-type="float" office:value="105.5">
            <text:p>105.5</text:p>
          </table:table-cell>
          <table:table-cell office:value-type="float" office:value="40.7">
            <text:p>40.70</text:p>
          </table:table-cell>
          <table:table-cell office:value-type="float" office:value="7.9">
            <text:p>7.9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43.2">
            <text:p>843.2</text:p>
          </table:table-cell>
          <table:table-cell office:value-type="float" office:value="19.6">
            <text:p>19.6</text:p>
          </table:table-cell>
          <table:table-cell office:value-type="float" office:value="112.3">
            <text:p>112.3</text:p>
          </table:table-cell>
          <table:table-cell office:value-type="float" office:value="43">
            <text:p>43.00</text:p>
          </table:table-cell>
          <table:table-cell office:value-type="float" office:value="7.5">
            <text:p>7.50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838.4">
            <text:p>838.4</text:p>
          </table:table-cell>
          <table:table-cell office:value-type="float" office:value="19.6">
            <text:p>19.6</text:p>
          </table:table-cell>
          <table:table-cell office:value-type="float" office:value="105">
            <text:p>105</text:p>
          </table:table-cell>
          <table:table-cell office:value-type="float" office:value="42.7">
            <text:p>42.70</text:p>
          </table:table-cell>
          <table:table-cell office:value-type="float" office:value="8">
            <text:p>8.0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839.3">
            <text:p>839.3</text:p>
          </table:table-cell>
          <table:table-cell office:value-type="float" office:value="21.4">
            <text:p>21.4</text:p>
          </table:table-cell>
          <table:table-cell office:value-type="float" office:value="122.2">
            <text:p>122.2</text:p>
          </table:table-cell>
          <table:table-cell office:value-type="float" office:value="39.3">
            <text:p>39.30</text:p>
          </table:table-cell>
          <table:table-cell office:value-type="float" office:value="6.9">
            <text:p>6.90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840.4">
            <text:p>840.4</text:p>
          </table:table-cell>
          <table:table-cell office:value-type="float" office:value="20.6">
            <text:p>20.6</text:p>
          </table:table-cell>
          <table:table-cell office:value-type="float" office:value="109.6">
            <text:p>109.6</text:p>
          </table:table-cell>
          <table:table-cell office:value-type="float" office:value="40.8">
            <text:p>40.80</text:p>
          </table:table-cell>
          <table:table-cell office:value-type="float" office:value="7.7">
            <text:p>7.70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838.7">
            <text:p>838.7</text:p>
          </table:table-cell>
          <table:table-cell office:value-type="float" office:value="19.1">
            <text:p>19.1</text:p>
          </table:table-cell>
          <table:table-cell office:value-type="float" office:value="100.3">
            <text:p>100.3</text:p>
          </table:table-cell>
          <table:table-cell office:value-type="float" office:value="43.8">
            <text:p>43.80</text:p>
          </table:table-cell>
          <table:table-cell office:value-type="float" office:value="8.4">
            <text:p>8.40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843.1">
            <text:p>843.1</text:p>
          </table:table-cell>
          <table:table-cell office:value-type="float" office:value="20.3">
            <text:p>20.3</text:p>
          </table:table-cell>
          <table:table-cell office:value-type="float" office:value="110.3">
            <text:p>110.3</text:p>
          </table:table-cell>
          <table:table-cell office:value-type="float" office:value="41.6">
            <text:p>41.60</text:p>
          </table:table-cell>
          <table:table-cell office:value-type="float" office:value="7.6">
            <text:p>7.60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841.8">
            <text:p>841.8</text:p>
          </table:table-cell>
          <table:table-cell office:value-type="float" office:value="19.9">
            <text:p>19.9</text:p>
          </table:table-cell>
          <table:table-cell office:value-type="float" office:value="112.1">
            <text:p>112.1</text:p>
          </table:table-cell>
          <table:table-cell office:value-type="float" office:value="42.4">
            <text:p>42.40</text:p>
          </table:table-cell>
          <table:table-cell office:value-type="float" office:value="7.5">
            <text:p>7.5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844">
            <text:p>844</text:p>
          </table:table-cell>
          <table:table-cell office:value-type="float" office:value="20.8">
            <text:p>20.8</text:p>
          </table:table-cell>
          <table:table-cell office:value-type="float" office:value="107.4">
            <text:p>107.4</text:p>
          </table:table-cell>
          <table:table-cell office:value-type="float" office:value="40.6">
            <text:p>40.60</text:p>
          </table:table-cell>
          <table:table-cell office:value-type="float" office:value="7.9">
            <text:p>7.9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834.9">
            <text:p>834.9</text:p>
          </table:table-cell>
          <table:table-cell office:value-type="float" office:value="22">
            <text:p>22</text:p>
          </table:table-cell>
          <table:table-cell office:value-type="float" office:value="111.2">
            <text:p>111.2</text:p>
          </table:table-cell>
          <table:table-cell office:value-type="float" office:value="37.9">
            <text:p>37.90</text:p>
          </table:table-cell>
          <table:table-cell office:value-type="float" office:value="7.5">
            <text:p>7.50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837.6">
            <text:p>837.6</text:p>
          </table:table-cell>
          <table:table-cell office:value-type="float" office:value="21.1">
            <text:p>21.1</text:p>
          </table:table-cell>
          <table:table-cell office:value-type="float" office:value="106.1">
            <text:p>106.1</text:p>
          </table:table-cell>
          <table:table-cell office:value-type="float" office:value="39.7">
            <text:p>39.70</text:p>
          </table:table-cell>
          <table:table-cell office:value-type="float" office:value="7.9">
            <text:p>7.90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842.7">
            <text:p>842.7</text:p>
          </table:table-cell>
          <table:table-cell office:value-type="float" office:value="20.5">
            <text:p>20.5</text:p>
          </table:table-cell>
          <table:table-cell office:value-type="float" office:value="108.3">
            <text:p>108.3</text:p>
          </table:table-cell>
          <table:table-cell office:value-type="float" office:value="41.1">
            <text:p>41.10</text:p>
          </table:table-cell>
          <table:table-cell office:value-type="float" office:value="7.8">
            <text:p>7.80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838.8">
            <text:p>838.8</text:p>
          </table:table-cell>
          <table:table-cell office:value-type="float" office:value="19.3">
            <text:p>19.3</text:p>
          </table:table-cell>
          <table:table-cell office:value-type="float" office:value="125">
            <text:p>125</text:p>
          </table:table-cell>
          <table:table-cell office:value-type="float" office:value="43.4">
            <text:p>43.40</text:p>
          </table:table-cell>
          <table:table-cell office:value-type="float" office:value="6.7">
            <text:p>6.7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840">
            <text:p>840</text:p>
          </table:table-cell>
          <table:table-cell office:value-type="float" office:value="19.9">
            <text:p>19.9</text:p>
          </table:table-cell>
          <table:table-cell office:value-type="float" office:value="99.3">
            <text:p>99.3</text:p>
          </table:table-cell>
          <table:table-cell office:value-type="float" office:value="42.3">
            <text:p>42.30</text:p>
          </table:table-cell>
          <table:table-cell office:value-type="float" office:value="8.5">
            <text:p>8.50</text:p>
          </table:table-cell>
        </table:table-row>
        <table:table-row table:style-name="ro2">
          <table:table-cell table:number-columns-repeated="4"/>
          <table:table-cell table:style-name="ce5" office:value-type="string">
            <text:p>Average improvement</text:p>
          </table:table-cell>
          <table:table-cell table:formula="of:=AVERAGE([.F4:.F23])" office:value-type="float" office:value="41.05">
            <text:p>41.05</text:p>
          </table:table-cell>
          <table:table-cell table:formula="of:=AVERAGE([.G4:.G23])" office:value-type="float" office:value="7.71">
            <text:p>7.71</text:p>
          </table:table-cell>
        </table:table-row>
        <table:table-row table:style-name="ro2">
          <table:table-cell table:number-columns-repeated="4"/>
          <table:table-cell table:style-name="ce5" office:value-type="string">
            <text:p>Std. Dev.</text:p>
          </table:table-cell>
          <table:table-cell table:formula="of:=STDEV([.F4:.F23])" office:value-type="float" office:value="1.91874410679705">
            <text:p>1.92</text:p>
          </table:table-cell>
          <table:table-cell table:formula="of:=STDEV([.G4:.G23])" office:value-type="float" office:value="0.478924233102306">
            <text:p>0.48</text:p>
          </table:table-cell>
        </table:table-row>
        <table:table-row table:style-name="ro2">
          <table:table-cell table:number-columns-repeated="4"/>
          <table:table-cell table:style-name="ce5" office:value-type="string">
            <text:p>Max improvement</text:p>
          </table:table-cell>
          <table:table-cell table:formula="of:=MAX([.F4:.F23])" office:value-type="float" office:value="44.5">
            <text:p>44.50</text:p>
          </table:table-cell>
          <table:table-cell table:formula="of:=MAX([.G4:.G23])" office:value-type="float" office:value="8.6">
            <text:p>8.60</text:p>
          </table:table-cell>
        </table:table-row>
      </table:table>
      <table:table table:name="32768x1024.evol" table:style-name="ta1">
        <table:table-column table:style-name="co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table:number-columns-repeated="10"/>
        </table:table-row>
        <table:table-row table:style-name="ro5">
          <table:table-cell/>
          <table:table-cell table:style-name="ce1" office:value-type="string">
            <text:p>Iteracion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MinMin</text:p>
          </table:table-cell>
          <table:table-cell/>
          <table:table-cell table:style-name="ce1" office:value-type="string">
            <text:p>Tiempo(s)</text:p>
          </table:table-cell>
          <table:table-cell table:style-name="ce1" office:value-type="string">
            <text:p>PALS MCT</text:p>
          </table:table-cell>
          <table:table-cell table:style-name="ce1" office:value-type="string">
            <text:p>PALS pMinMin</text:p>
          </table:table-cell>
          <table:table-cell table:style-name="ce1" office:value-type="string">
            <text:p>MinMin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80.9">
            <text:p>2080.9</text:p>
          </table:table-cell>
          <table:table-cell office:value-type="float" office:value="3339">
            <text:p>3339</text:p>
          </table:table-cell>
          <table:table-cell office:value-type="float" office:value="1979">
            <text:p>1979</text:p>
          </table:table-cell>
          <table:table-cell/>
          <table:table-cell office:value-type="float" office:value="0">
            <text:p>0</text:p>
          </table:table-cell>
          <table:table-cell office:value-type="float" office:value="2080.9">
            <text:p>2080.9</text:p>
          </table:table-cell>
          <table:table-cell office:value-type="float" office:value="3338.8">
            <text:p>3338.8</text:p>
          </table:table-cell>
          <table:table-cell office:value-type="float" office:value="1979">
            <text:p>1979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080.9">
            <text:p>2080.9</text:p>
          </table:table-cell>
          <table:table-cell office:value-type="float" office:value="3338.8">
            <text:p>3338.8</text:p>
          </table:table-cell>
          <table:table-cell office:value-type="float" office:value="1979">
            <text:p>1979</text:p>
          </table:table-cell>
          <table:table-cell/>
          <table:table-cell office:value-type="float" office:value="1">
            <text:p>1</text:p>
          </table:table-cell>
          <table:table-cell office:value-type="float" office:value="1979.4">
            <text:p>1979.4</text:p>
          </table:table-cell>
          <table:table-cell office:value-type="float" office:value="2441.5">
            <text:p>2441.5</text:p>
          </table:table-cell>
          <table:table-cell office:value-type="float" office:value="1979">
            <text:p>1979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office:value-type="float" office:value="1991.3">
            <text:p>1991.3</text:p>
          </table:table-cell>
          <table:table-cell office:value-type="float" office:value="3000.6">
            <text:p>3000.6</text:p>
          </table:table-cell>
          <table:table-cell office:value-type="float" office:value="1979">
            <text:p>1979</text:p>
          </table:table-cell>
          <table:table-cell/>
          <table:table-cell office:value-type="float" office:value="2">
            <text:p>2</text:p>
          </table:table-cell>
          <table:table-cell office:value-type="float" office:value="1957.4">
            <text:p>1957.4</text:p>
          </table:table-cell>
          <table:table-cell office:value-type="float" office:value="1877.6">
            <text:p>1877.6</text:p>
          </table:table-cell>
          <table:table-cell office:value-type="float" office:value="1979">
            <text:p>1979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979.4">
            <text:p>1979.4</text:p>
          </table:table-cell>
          <table:table-cell office:value-type="float" office:value="2812.5">
            <text:p>2812.5</text:p>
          </table:table-cell>
          <table:table-cell office:value-type="float" office:value="1979">
            <text:p>1979</text:p>
          </table:table-cell>
          <table:table-cell/>
          <table:table-cell office:value-type="float" office:value="3">
            <text:p>3</text:p>
          </table:table-cell>
          <table:table-cell office:value-type="float" office:value="1949">
            <text:p>1949</text:p>
          </table:table-cell>
          <table:table-cell office:value-type="float" office:value="1856.1">
            <text:p>1856.1</text:p>
          </table:table-cell>
          <table:table-cell office:value-type="float" office:value="1979">
            <text:p>1979</text:p>
          </table:table-cell>
        </table:table-row>
        <table:table-row table:style-name="ro2">
          <table:table-cell/>
          <table:table-cell office:value-type="float" office:value="1500">
            <text:p>1500</text:p>
          </table:table-cell>
          <table:table-cell office:value-type="float" office:value="1971.7">
            <text:p>1971.7</text:p>
          </table:table-cell>
          <table:table-cell office:value-type="float" office:value="2637">
            <text:p>2637</text:p>
          </table:table-cell>
          <table:table-cell office:value-type="float" office:value="1979">
            <text:p>1979</text:p>
          </table:table-cell>
          <table:table-cell/>
          <table:table-cell office:value-type="float" office:value="4">
            <text:p>4</text:p>
          </table:table-cell>
          <table:table-cell office:value-type="float" office:value="1943.7">
            <text:p>1943.7</text:p>
          </table:table-cell>
          <table:table-cell office:value-type="float" office:value="1848.5">
            <text:p>1848.5</text:p>
          </table:table-cell>
          <table:table-cell office:value-type="float" office:value="1979">
            <text:p>1979</text:p>
          </table:table-cell>
        </table:table-row>
        <table:table-row table:style-name="ro2">
          <table:table-cell/>
          <table:table-cell office:value-type="float" office:value="2000">
            <text:p>2000</text:p>
          </table:table-cell>
          <table:table-cell office:value-type="float" office:value="1966.9">
            <text:p>1966.9</text:p>
          </table:table-cell>
          <table:table-cell office:value-type="float" office:value="2441.5">
            <text:p>2441.5</text:p>
          </table:table-cell>
          <table:table-cell office:value-type="float" office:value="1979">
            <text:p>1979</text:p>
          </table:table-cell>
          <table:table-cell/>
          <table:table-cell office:value-type="float" office:value="5">
            <text:p>5</text:p>
          </table:table-cell>
          <table:table-cell office:value-type="float" office:value="1940.4">
            <text:p>1940.4</text:p>
          </table:table-cell>
          <table:table-cell office:value-type="float" office:value="1844.7">
            <text:p>1844.7</text:p>
          </table:table-cell>
          <table:table-cell office:value-type="float" office:value="1979">
            <text:p>1979</text:p>
          </table:table-cell>
        </table:table-row>
        <table:table-row table:style-name="ro2">
          <table:table-cell/>
          <table:table-cell office:value-type="float" office:value="2500">
            <text:p>2500</text:p>
          </table:table-cell>
          <table:table-cell office:value-type="float" office:value="1962.8">
            <text:p>1962.8</text:p>
          </table:table-cell>
          <table:table-cell office:value-type="float" office:value="2259.6">
            <text:p>2259.6</text:p>
          </table:table-cell>
          <table:table-cell office:value-type="float" office:value="1979">
            <text:p>1979</text:p>
          </table:table-cell>
          <table:table-cell/>
          <table:table-cell office:value-type="float" office:value="6">
            <text:p>6</text:p>
          </table:table-cell>
          <table:table-cell office:value-type="float" office:value="1938.5">
            <text:p>1938.5</text:p>
          </table:table-cell>
          <table:table-cell office:value-type="float" office:value="1842.1">
            <text:p>1842.1</text:p>
          </table:table-cell>
          <table:table-cell office:value-type="float" office:value="1979">
            <text:p>1979</text:p>
          </table:table-cell>
        </table:table-row>
        <table:table-row table:style-name="ro2">
          <table:table-cell/>
          <table:table-cell office:value-type="float" office:value="3000">
            <text:p>3000</text:p>
          </table:table-cell>
          <table:table-cell office:value-type="float" office:value="1959.9">
            <text:p>1959.9</text:p>
          </table:table-cell>
          <table:table-cell office:value-type="float" office:value="2084.3">
            <text:p>2084.3</text:p>
          </table:table-cell>
          <table:table-cell office:value-type="float" office:value="1979">
            <text:p>1979</text:p>
          </table:table-cell>
          <table:table-cell/>
          <table:table-cell office:value-type="float" office:value="7">
            <text:p>7</text:p>
          </table:table-cell>
          <table:table-cell office:value-type="float" office:value="1936.5">
            <text:p>1936.5</text:p>
          </table:table-cell>
          <table:table-cell office:value-type="float" office:value="1840.7">
            <text:p>1840.7</text:p>
          </table:table-cell>
          <table:table-cell office:value-type="float" office:value="1979">
            <text:p>1979</text:p>
          </table:table-cell>
        </table:table-row>
        <table:table-row table:style-name="ro2">
          <table:table-cell/>
          <table:table-cell office:value-type="float" office:value="3500">
            <text:p>3500</text:p>
          </table:table-cell>
          <table:table-cell office:value-type="float" office:value="1957.4">
            <text:p>1957.4</text:p>
          </table:table-cell>
          <table:table-cell office:value-type="float" office:value="1896.5">
            <text:p>1896.5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00">
            <text:p>4000</text:p>
          </table:table-cell>
          <table:table-cell office:value-type="float" office:value="1955.1">
            <text:p>1955.1</text:p>
          </table:table-cell>
          <table:table-cell office:value-type="float" office:value="1877.6">
            <text:p>1877.6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00">
            <text:p>4500</text:p>
          </table:table-cell>
          <table:table-cell office:value-type="float" office:value="1953.3">
            <text:p>1953.3</text:p>
          </table:table-cell>
          <table:table-cell office:value-type="float" office:value="1869.1">
            <text:p>1869.1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00">
            <text:p>5000</text:p>
          </table:table-cell>
          <table:table-cell office:value-type="float" office:value="1951.8">
            <text:p>1951.8</text:p>
          </table:table-cell>
          <table:table-cell office:value-type="float" office:value="1865.2">
            <text:p>1865.2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00">
            <text:p>5500</text:p>
          </table:table-cell>
          <table:table-cell office:value-type="float" office:value="1950.3">
            <text:p>1950.3</text:p>
          </table:table-cell>
          <table:table-cell office:value-type="float" office:value="1861">
            <text:p>1861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00">
            <text:p>6000</text:p>
          </table:table-cell>
          <table:table-cell office:value-type="float" office:value="1949">
            <text:p>1949</text:p>
          </table:table-cell>
          <table:table-cell office:value-type="float" office:value="1858">
            <text:p>1858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00">
            <text:p>6500</text:p>
          </table:table-cell>
          <table:table-cell office:value-type="float" office:value="1948">
            <text:p>1948</text:p>
          </table:table-cell>
          <table:table-cell office:value-type="float" office:value="1856.1">
            <text:p>1856.1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0">
            <text:p>7000</text:p>
          </table:table-cell>
          <table:table-cell office:value-type="float" office:value="1947">
            <text:p>1947</text:p>
          </table:table-cell>
          <table:table-cell office:value-type="float" office:value="1854.3">
            <text:p>1854.3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00">
            <text:p>7500</text:p>
          </table:table-cell>
          <table:table-cell office:value-type="float" office:value="1946.1">
            <text:p>1946.1</text:p>
          </table:table-cell>
          <table:table-cell office:value-type="float" office:value="1853.3">
            <text:p>1853.3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00">
            <text:p>8000</text:p>
          </table:table-cell>
          <table:table-cell office:value-type="float" office:value="1945.2">
            <text:p>1945.2</text:p>
          </table:table-cell>
          <table:table-cell office:value-type="float" office:value="1852.2">
            <text:p>1852.2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00">
            <text:p>8500</text:p>
          </table:table-cell>
          <table:table-cell office:value-type="float" office:value="1944.4">
            <text:p>1944.4</text:p>
          </table:table-cell>
          <table:table-cell office:value-type="float" office:value="1850.6">
            <text:p>1850.6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00">
            <text:p>9000</text:p>
          </table:table-cell>
          <table:table-cell office:value-type="float" office:value="1943.7">
            <text:p>1943.7</text:p>
          </table:table-cell>
          <table:table-cell office:value-type="float" office:value="1849.8">
            <text:p>1849.8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00">
            <text:p>9500</text:p>
          </table:table-cell>
          <table:table-cell office:value-type="float" office:value="1943.3">
            <text:p>1943.3</text:p>
          </table:table-cell>
          <table:table-cell office:value-type="float" office:value="1848.5">
            <text:p>1848.5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942.9">
            <text:p>1942.9</text:p>
          </table:table-cell>
          <table:table-cell office:value-type="float" office:value="1847.6">
            <text:p>1847.6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00">
            <text:p>10500</text:p>
          </table:table-cell>
          <table:table-cell office:value-type="float" office:value="1942">
            <text:p>1942</text:p>
          </table:table-cell>
          <table:table-cell office:value-type="float" office:value="1847.4">
            <text:p>1847.4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00">
            <text:p>11000</text:p>
          </table:table-cell>
          <table:table-cell office:value-type="float" office:value="1941.7">
            <text:p>1941.7</text:p>
          </table:table-cell>
          <table:table-cell office:value-type="float" office:value="1846.5">
            <text:p>1846.5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00">
            <text:p>11500</text:p>
          </table:table-cell>
          <table:table-cell office:value-type="float" office:value="1941.5">
            <text:p>1941.5</text:p>
          </table:table-cell>
          <table:table-cell office:value-type="float" office:value="1845.4">
            <text:p>1845.4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00">
            <text:p>12000</text:p>
          </table:table-cell>
          <table:table-cell office:value-type="float" office:value="1940.9">
            <text:p>1940.9</text:p>
          </table:table-cell>
          <table:table-cell office:value-type="float" office:value="1845.2">
            <text:p>1845.2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00">
            <text:p>12500</text:p>
          </table:table-cell>
          <table:table-cell office:value-type="float" office:value="1940.4">
            <text:p>1940.4</text:p>
          </table:table-cell>
          <table:table-cell office:value-type="float" office:value="1844.7">
            <text:p>1844.7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00">
            <text:p>13000</text:p>
          </table:table-cell>
          <table:table-cell office:value-type="float" office:value="1940.1">
            <text:p>1940.1</text:p>
          </table:table-cell>
          <table:table-cell office:value-type="float" office:value="1844.5">
            <text:p>1844.5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00">
            <text:p>13500</text:p>
          </table:table-cell>
          <table:table-cell office:value-type="float" office:value="1939.6">
            <text:p>1939.6</text:p>
          </table:table-cell>
          <table:table-cell office:value-type="float" office:value="1844.4">
            <text:p>1844.4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00">
            <text:p>14000</text:p>
          </table:table-cell>
          <table:table-cell office:value-type="float" office:value="1939.4">
            <text:p>1939.4</text:p>
          </table:table-cell>
          <table:table-cell office:value-type="float" office:value="1844.1">
            <text:p>1844.1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00">
            <text:p>14500</text:p>
          </table:table-cell>
          <table:table-cell office:value-type="float" office:value="1938.9">
            <text:p>1938.9</text:p>
          </table:table-cell>
          <table:table-cell office:value-type="float" office:value="1843.2">
            <text:p>1843.2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00">
            <text:p>15000</text:p>
          </table:table-cell>
          <table:table-cell office:value-type="float" office:value="1938.6">
            <text:p>1938.6</text:p>
          </table:table-cell>
          <table:table-cell office:value-type="float" office:value="1843">
            <text:p>1843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00">
            <text:p>15500</text:p>
          </table:table-cell>
          <table:table-cell office:value-type="float" office:value="1938.5">
            <text:p>1938.5</text:p>
          </table:table-cell>
          <table:table-cell office:value-type="float" office:value="1842.5">
            <text:p>1842.5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00">
            <text:p>16000</text:p>
          </table:table-cell>
          <table:table-cell office:value-type="float" office:value="1938">
            <text:p>1938</text:p>
          </table:table-cell>
          <table:table-cell office:value-type="float" office:value="1842.1">
            <text:p>1842.1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00">
            <text:p>16500</text:p>
          </table:table-cell>
          <table:table-cell office:value-type="float" office:value="1937.7">
            <text:p>1937.7</text:p>
          </table:table-cell>
          <table:table-cell office:value-type="float" office:value="1842">
            <text:p>1842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00">
            <text:p>17000</text:p>
          </table:table-cell>
          <table:table-cell office:value-type="float" office:value="1937.6">
            <text:p>1937.6</text:p>
          </table:table-cell>
          <table:table-cell office:value-type="float" office:value="1841.6">
            <text:p>1841.6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00">
            <text:p>17500</text:p>
          </table:table-cell>
          <table:table-cell office:value-type="float" office:value="1937.1">
            <text:p>1937.1</text:p>
          </table:table-cell>
          <table:table-cell office:value-type="float" office:value="1841.4">
            <text:p>1841.4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00">
            <text:p>18000</text:p>
          </table:table-cell>
          <table:table-cell office:value-type="float" office:value="1937.1">
            <text:p>1937.1</text:p>
          </table:table-cell>
          <table:table-cell office:value-type="float" office:value="1840.8">
            <text:p>1840.8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00">
            <text:p>18500</text:p>
          </table:table-cell>
          <table:table-cell office:value-type="float" office:value="1936.7">
            <text:p>1936.7</text:p>
          </table:table-cell>
          <table:table-cell office:value-type="float" office:value="1840.7">
            <text:p>1840.7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00">
            <text:p>19000</text:p>
          </table:table-cell>
          <table:table-cell office:value-type="float" office:value="1936.5">
            <text:p>1936.5</text:p>
          </table:table-cell>
          <table:table-cell office:value-type="float" office:value="1840.7">
            <text:p>1840.7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00">
            <text:p>19500</text:p>
          </table:table-cell>
          <table:table-cell office:value-type="float" office:value="1936.2">
            <text:p>1936.2</text:p>
          </table:table-cell>
          <table:table-cell office:value-type="float" office:value="1840.7">
            <text:p>1840.7</text:p>
          </table:table-cell>
          <table:table-cell office:value-type="float" office:value="1979">
            <text:p>1979</text:p>
          </table:table-cell>
          <table:table-cell table:number-columns-repeated="5"/>
        </table:table-row>
        <table:table-row table:style-name="ro2" table:number-rows-repeated="104853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turriaga</meta:initial-creator>
    <meta:creation-date>2012-05-16T11:20:59</meta:creation-date>
    <dc:date>2012-05-19T18:08:46</dc:date>
    <dc:creator>Santiago Iturriaga</dc:creator>
    <meta:editing-duration>PT2H13M26S</meta:editing-duration>
    <meta:editing-cycles>21</meta:editing-cycles>
    <meta:generator>LibreOffice/3.5$Linux_X86_64 LibreOffice_project/350m1$Build-2</meta:generator>
    <meta:document-statistic meta:table-count="11" meta:cell-count="148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59cm" svg:height="11.225cm" xlink:href=".." xlink:type="simple" chart:class="chart:bar" chart:style-name="ch1">
        <chart:legend chart:legend-position="end" svg:x="12.89cm" svg:y="5.064cm" style:legend-expansion="high" chart:style-name="ch2"/>
        <chart:plot-area chart:style-name="ch3" table:cell-range-address="Summary.J5:Summary.L7 Summary.K4:Summary.L4" chart:data-source-has-labels="both" svg:x="1.334cm" svg:y="1.031cm" svg:width="10.91cm" svg:height="8.989cm">
          <chartooo:coordinate-region svg:x="2.432cm" svg:y="1.23cm" svg:width="9.812cm" svg:height="8.143cm"/>
          <chart:axis chart:dimension="x" chart:name="primary-x" chart:style-name="ch4" chartooo:axis-type="auto">
            <chartooo:date-scale/>
            <chart:title svg:x="5.951cm" svg:y="10.244cm" chart:style-name="ch5">
              <text:p>Dimension</text:p>
            </chart:title>
            <chart:categories table:cell-range-address="Summary.J5:Summary.J7"/>
          </chart:axis>
          <chart:axis chart:dimension="y" chart:name="primary-y" chart:style-name="ch6">
            <chart:title svg:x="0.451cm" svg:y="6.244cm" chart:style-name="ch7">
              <text:p>Speedup</text:p>
            </chart:title>
            <chart:grid chart:style-name="ch8" chart:class="major"/>
          </chart:axis>
          <chart:series chart:style-name="ch9" chart:values-cell-range-address="Summary.K5:Summary.K7" chart:label-cell-address="Summary.K4:Summary.K4" chart:class="chart:bar">
            <chart:data-point chart:repeated="3"/>
          </chart:series>
          <chart:series chart:style-name="ch10" chart:values-cell-range-address="Summary.L5:Summary.L7" chart:label-cell-address="Summary.L4:Summary.L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S+pMin-Min</text:p>
                <draw:g>
                  <svg:desc>Summary.K4:Summary.K4</svg:desc>
                </draw:g>
              </table:table-cell>
              <table:table-cell office:value-type="string">
                <text:p>PALS+MCT</text:p>
                <draw:g>
                  <svg:desc>Summary.L4:Summary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x256</text:p>
                <draw:g>
                  <svg:desc>Summary.J5:Summary.J7</svg:desc>
                </draw:g>
              </table:table-cell>
              <table:table-cell office:value-type="float" office:value="1.73">
                <text:p>1.73</text:p>
                <draw:g>
                  <svg:desc>Summary.K5:Summary.K7</svg:desc>
                </draw:g>
              </table:table-cell>
              <table:table-cell office:value-type="float" office:value="1.67">
                <text:p>1.67</text:p>
                <draw:g>
                  <svg:desc>Summary.L5:Summary.L7</svg:desc>
                </draw:g>
              </table:table-cell>
            </table:table-row>
            <table:table-row>
              <table:table-cell office:value-type="string">
                <text:p>16384x512</text:p>
              </table:table-cell>
              <table:table-cell office:value-type="float" office:value="5.925">
                <text:p>5.925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32768x1024</text:p>
              </table:table-cell>
              <table:table-cell office:value-type="float" office:value="7.71">
                <text:p>7.71</text:p>
              </table:table-cell>
              <table:table-cell office:value-type="float" office:value="41.05">
                <text:p>4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00" chart:maximum="35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18cm" svg:height="10.971cm" xlink:href=".." xlink:type="simple" chart:class="chart:line" chart:style-name="ch1">
        <chart:title svg:x="5.752cm" svg:y="0.355cm" chart:style-name="ch2">
          <text:p>16384x512 evolution</text:p>
        </chart:title>
        <chart:legend chart:legend-position="end" svg:x="12.072cm" svg:y="4.688cm" style:legend-expansion="high" chart:style-name="ch3"/>
        <chart:plot-area chart:style-name="ch4" table:cell-range-address="'16384x512.evol'.B2:'16384x512.evol'.E43" chart:data-source-has-labels="both" svg:x="1.325cm" svg:y="1.791cm" svg:width="10.119cm" svg:height="7.98cm">
          <chartooo:coordinate-region svg:x="2.317cm" svg:y="1.99cm" svg:width="8.928cm" svg:height="6.605cm"/>
          <chart:axis chart:dimension="x" chart:name="primary-x" chart:style-name="ch5" chartooo:axis-type="auto">
            <chartooo:date-scale/>
            <chart:title svg:x="5.665cm" svg:y="9.99cm" chart:style-name="ch6">
              <text:p>Iterations</text:p>
            </chart:title>
            <chart:categories table:cell-range-address="'16384x512.evol'.B3:'16384x512.evol'.B43"/>
          </chart:axis>
          <chart:axis chart:dimension="y" chart:name="primary-y" chart:style-name="ch7">
            <chart:title svg:x="0.451cm" svg:y="6.592cm" chart:style-name="ch8">
              <text:p>Makespan</text:p>
            </chart:title>
            <chart:grid chart:style-name="ch9" chart:class="major"/>
          </chart:axis>
          <chart:series chart:style-name="ch10" chart:values-cell-range-address="'16384x512.evol'.C3:'16384x512.evol'.C43" chart:label-cell-address="'16384x512.evol'.C2:'16384x512.evol'.C2" chart:class="chart:line">
            <chart:data-point chart:repeated="41"/>
          </chart:series>
          <chart:series chart:style-name="ch11" chart:values-cell-range-address="'16384x512.evol'.D3:'16384x512.evol'.D43" chart:label-cell-address="'16384x512.evol'.D2:'16384x512.evol'.D2" chart:class="chart:line">
            <chart:data-point chart:repeated="41"/>
          </chart:series>
          <chart:series chart:style-name="ch12" chart:values-cell-range-address="'16384x512.evol'.E3:'16384x512.evol'.E43" chart:label-cell-address="'16384x512.evol'.E2:'16384x512.evol'.E2" chart:class="chart:line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S MCT</text:p>
                <draw:g>
                  <svg:desc>'16384x512.evol'.C2:'16384x512.evol'.C2</svg:desc>
                </draw:g>
              </table:table-cell>
              <table:table-cell office:value-type="string">
                <text:p>PALS pMinMin</text:p>
                <draw:g>
                  <svg:desc>'16384x512.evol'.D2:'16384x512.evol'.D2</svg:desc>
                </draw:g>
              </table:table-cell>
              <table:table-cell office:value-type="string">
                <text:p>MinMin</text:p>
                <draw:g>
                  <svg:desc>'16384x512.evol'.E2:'16384x512.evol'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16384x512.evol'.B3:'16384x512.evol'.B43</svg:desc>
                </draw:g>
              </table:table-cell>
              <table:table-cell office:value-type="float" office:value="2057.7">
                <text:p>2057.7</text:p>
                <draw:g>
                  <svg:desc>'16384x512.evol'.C3:'16384x512.evol'.C43</svg:desc>
                </draw:g>
              </table:table-cell>
              <table:table-cell office:value-type="float" office:value="3158.5">
                <text:p>3158.5</text:p>
                <draw:g>
                  <svg:desc>'16384x512.evol'.D3:'16384x512.evol'.D43</svg:desc>
                </draw:g>
              </table:table-cell>
              <table:table-cell office:value-type="float" office:value="1940.5">
                <text:p>1940.5</text:p>
                <draw:g>
                  <svg:desc>'16384x512.evol'.E3:'16384x512.evol'.E4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52.1">
                <text:p>2052.1</text:p>
              </table:table-cell>
              <table:table-cell office:value-type="float" office:value="3151.6">
                <text:p>3151.6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52.9">
                <text:p>1952.9</text:p>
              </table:table-cell>
              <table:table-cell office:value-type="float" office:value="2834.2">
                <text:p>2834.2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35.1">
                <text:p>1935.1</text:p>
              </table:table-cell>
              <table:table-cell office:value-type="float" office:value="2567.3">
                <text:p>2567.3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24.7">
                <text:p>1924.7</text:p>
              </table:table-cell>
              <table:table-cell office:value-type="float" office:value="2290.2">
                <text:p>2290.2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17.9">
                <text:p>1917.9</text:p>
              </table:table-cell>
              <table:table-cell office:value-type="float" office:value="2038.1">
                <text:p>2038.1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913">
                <text:p>1913</text:p>
              </table:table-cell>
              <table:table-cell office:value-type="float" office:value="1830.9">
                <text:p>1830.9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09.9">
                <text:p>1909.9</text:p>
              </table:table-cell>
              <table:table-cell office:value-type="float" office:value="1814.8">
                <text:p>1814.8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07.7">
                <text:p>1907.7</text:p>
              </table:table-cell>
              <table:table-cell office:value-type="float" office:value="1807.1">
                <text:p>1807.1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05.3">
                <text:p>1905.3</text:p>
              </table:table-cell>
              <table:table-cell office:value-type="float" office:value="1802.3">
                <text:p>1802.3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903.6">
                <text:p>1903.6</text:p>
              </table:table-cell>
              <table:table-cell office:value-type="float" office:value="1799.1">
                <text:p>1799.1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02.2">
                <text:p>1902.2</text:p>
              </table:table-cell>
              <table:table-cell office:value-type="float" office:value="1796.2">
                <text:p>1796.2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901.2">
                <text:p>1901.2</text:p>
              </table:table-cell>
              <table:table-cell office:value-type="float" office:value="1794.6">
                <text:p>1794.6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900.1">
                <text:p>1900.1</text:p>
              </table:table-cell>
              <table:table-cell office:value-type="float" office:value="1793.2">
                <text:p>1793.2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899.6">
                <text:p>1899.6</text:p>
              </table:table-cell>
              <table:table-cell office:value-type="float" office:value="1791.9">
                <text:p>1791.9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99">
                <text:p>1899</text:p>
              </table:table-cell>
              <table:table-cell office:value-type="float" office:value="1790.8">
                <text:p>1790.8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898.1">
                <text:p>1898.1</text:p>
              </table:table-cell>
              <table:table-cell office:value-type="float" office:value="1790">
                <text:p>1790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897.3">
                <text:p>1897.3</text:p>
              </table:table-cell>
              <table:table-cell office:value-type="float" office:value="1788.6">
                <text:p>1788.6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896.7">
                <text:p>1896.7</text:p>
              </table:table-cell>
              <table:table-cell office:value-type="float" office:value="1787.9">
                <text:p>1787.9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96.5">
                <text:p>1896.5</text:p>
              </table:table-cell>
              <table:table-cell office:value-type="float" office:value="1786.9">
                <text:p>1786.9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896.1">
                <text:p>1896.1</text:p>
              </table:table-cell>
              <table:table-cell office:value-type="float" office:value="1786.6">
                <text:p>1786.6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95.7">
                <text:p>1895.7</text:p>
              </table:table-cell>
              <table:table-cell office:value-type="float" office:value="1786">
                <text:p>1786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895.2">
                <text:p>1895.2</text:p>
              </table:table-cell>
              <table:table-cell office:value-type="float" office:value="1785.5">
                <text:p>1785.5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894.9">
                <text:p>1894.9</text:p>
              </table:table-cell>
              <table:table-cell office:value-type="float" office:value="1785.4">
                <text:p>1785.4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894.7">
                <text:p>1894.7</text:p>
              </table:table-cell>
              <table:table-cell office:value-type="float" office:value="1785.3">
                <text:p>1785.3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894.2">
                <text:p>1894.2</text:p>
              </table:table-cell>
              <table:table-cell office:value-type="float" office:value="1784.8">
                <text:p>1784.8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894">
                <text:p>1894</text:p>
              </table:table-cell>
              <table:table-cell office:value-type="float" office:value="1784.1">
                <text:p>1784.1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893.6">
                <text:p>1893.6</text:p>
              </table:table-cell>
              <table:table-cell office:value-type="float" office:value="1784">
                <text:p>1784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893.3">
                <text:p>1893.3</text:p>
              </table:table-cell>
              <table:table-cell office:value-type="float" office:value="1783.9">
                <text:p>1783.9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892.9">
                <text:p>1892.9</text:p>
              </table:table-cell>
              <table:table-cell office:value-type="float" office:value="1783.8">
                <text:p>1783.8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892.5">
                <text:p>1892.5</text:p>
              </table:table-cell>
              <table:table-cell office:value-type="float" office:value="1783.4">
                <text:p>1783.4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92.2">
                <text:p>1892.2</text:p>
              </table:table-cell>
              <table:table-cell office:value-type="float" office:value="1783">
                <text:p>1783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892.1">
                <text:p>1892.1</text:p>
              </table:table-cell>
              <table:table-cell office:value-type="float" office:value="1782.8">
                <text:p>1782.8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891.8">
                <text:p>1891.8</text:p>
              </table:table-cell>
              <table:table-cell office:value-type="float" office:value="1782.6">
                <text:p>1782.6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891.5">
                <text:p>1891.5</text:p>
              </table:table-cell>
              <table:table-cell office:value-type="float" office:value="1782.4">
                <text:p>1782.4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91.4">
                <text:p>1891.4</text:p>
              </table:table-cell>
              <table:table-cell office:value-type="float" office:value="1782.3">
                <text:p>1782.3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891.4">
                <text:p>1891.4</text:p>
              </table:table-cell>
              <table:table-cell office:value-type="float" office:value="1782.1">
                <text:p>1782.1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91">
                <text:p>1891</text:p>
              </table:table-cell>
              <table:table-cell office:value-type="float" office:value="1781.9">
                <text:p>1781.9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890.8">
                <text:p>1890.8</text:p>
              </table:table-cell>
              <table:table-cell office:value-type="float" office:value="1781.9">
                <text:p>1781.9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890.5">
                <text:p>1890.5</text:p>
              </table:table-cell>
              <table:table-cell office:value-type="float" office:value="1781.6">
                <text:p>1781.6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890.5">
                <text:p>1890.5</text:p>
              </table:table-cell>
              <table:table-cell office:value-type="float" office:value="1781.6">
                <text:p>1781.6</text:p>
              </table:table-cell>
              <table:table-cell office:value-type="float" office:value="1940.5">
                <text:p>194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00" chart:maximum="35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18cm" svg:height="10.971cm" xlink:href=".." xlink:type="simple" chart:class="chart:line" chart:style-name="ch1">
        <chart:title svg:x="5.871cm" svg:y="0.355cm" chart:style-name="ch2">
          <text:p>8192x256 evolution</text:p>
        </chart:title>
        <chart:legend chart:legend-position="end" svg:x="12.072cm" svg:y="4.688cm" style:legend-expansion="high" chart:style-name="ch3"/>
        <chart:plot-area chart:style-name="ch4" table:cell-range-address="'8192x512.evol'.B3:'8192x512.evol'.E43 '8192x512.evol'.C2:'8192x512.evol'.E2" chart:data-source-has-labels="both" svg:x="1.325cm" svg:y="1.791cm" svg:width="10.119cm" svg:height="7.98cm">
          <chartooo:coordinate-region svg:x="2.317cm" svg:y="1.99cm" svg:width="8.928cm" svg:height="6.605cm"/>
          <chart:axis chart:dimension="x" chart:name="primary-x" chart:style-name="ch5" chartooo:axis-type="auto">
            <chartooo:date-scale/>
            <chart:title svg:x="5.665cm" svg:y="9.99cm" chart:style-name="ch6">
              <text:p>Iterations</text:p>
            </chart:title>
            <chart:categories table:cell-range-address="'8192x512.evol'.B3:'8192x512.evol'.B43"/>
          </chart:axis>
          <chart:axis chart:dimension="y" chart:name="primary-y" chart:style-name="ch7">
            <chart:title svg:x="0.451cm" svg:y="6.592cm" chart:style-name="ch8">
              <text:p>Makespan</text:p>
            </chart:title>
            <chart:grid chart:style-name="ch9" chart:class="major"/>
          </chart:axis>
          <chart:series chart:style-name="ch10" chart:values-cell-range-address="'8192x512.evol'.C3:'8192x512.evol'.C43" chart:label-cell-address="'8192x512.evol'.C2:'8192x512.evol'.C2" chart:class="chart:line">
            <chart:data-point chart:repeated="41"/>
          </chart:series>
          <chart:series chart:style-name="ch11" chart:values-cell-range-address="'8192x512.evol'.D3:'8192x512.evol'.D43" chart:label-cell-address="'8192x512.evol'.D2:'8192x512.evol'.D2" chart:class="chart:line">
            <chart:data-point chart:repeated="41"/>
          </chart:series>
          <chart:series chart:style-name="ch12" chart:values-cell-range-address="'8192x512.evol'.E3:'8192x512.evol'.E43" chart:label-cell-address="'8192x512.evol'.E2:'8192x512.evol'.E2" chart:class="chart:line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S MCT</text:p>
                <draw:g>
                  <svg:desc>'8192x512.evol'.C2:'8192x512.evol'.C2</svg:desc>
                </draw:g>
              </table:table-cell>
              <table:table-cell office:value-type="string">
                <text:p>PALS pMinMin</text:p>
                <draw:g>
                  <svg:desc>'8192x512.evol'.D2:'8192x512.evol'.D2</svg:desc>
                </draw:g>
              </table:table-cell>
              <table:table-cell office:value-type="string">
                <text:p>MinMin</text:p>
                <draw:g>
                  <svg:desc>'8192x512.evol'.E2:'8192x512.evol'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8192x512.evol'.B3:'8192x512.evol'.B43</svg:desc>
                </draw:g>
              </table:table-cell>
              <table:table-cell office:value-type="float" office:value="2036.8">
                <text:p>2036.8</text:p>
                <draw:g>
                  <svg:desc>'8192x512.evol'.C3:'8192x512.evol'.C43</svg:desc>
                </draw:g>
              </table:table-cell>
              <table:table-cell office:value-type="float" office:value="2997.2">
                <text:p>2997.2</text:p>
                <draw:g>
                  <svg:desc>'8192x512.evol'.D3:'8192x512.evol'.D43</svg:desc>
                </draw:g>
              </table:table-cell>
              <table:table-cell office:value-type="float" office:value="1889.9">
                <text:p>1889.9</text:p>
                <draw:g>
                  <svg:desc>'8192x512.evol'.E3:'8192x512.evol'.E4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36.6">
                <text:p>2036.6</text:p>
              </table:table-cell>
              <table:table-cell office:value-type="float" office:value="2996.5">
                <text:p>2996.5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85.5">
                <text:p>1885.5</text:p>
              </table:table-cell>
              <table:table-cell office:value-type="float" office:value="2461.4">
                <text:p>2461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64.4">
                <text:p>1864.4</text:p>
              </table:table-cell>
              <table:table-cell office:value-type="float" office:value="2094.2">
                <text:p>2094.2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856.5">
                <text:p>1856.5</text:p>
              </table:table-cell>
              <table:table-cell office:value-type="float" office:value="1764.7">
                <text:p>1764.7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50.4">
                <text:p>1850.4</text:p>
              </table:table-cell>
              <table:table-cell office:value-type="float" office:value="1740.1">
                <text:p>1740.1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47.4">
                <text:p>1847.4</text:p>
              </table:table-cell>
              <table:table-cell office:value-type="float" office:value="1732.3">
                <text:p>1732.3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45.5">
                <text:p>1845.5</text:p>
              </table:table-cell>
              <table:table-cell office:value-type="float" office:value="1726.6">
                <text:p>1726.6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43.9">
                <text:p>1843.9</text:p>
              </table:table-cell>
              <table:table-cell office:value-type="float" office:value="1725.1">
                <text:p>1725.1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41.8">
                <text:p>1841.8</text:p>
              </table:table-cell>
              <table:table-cell office:value-type="float" office:value="1722.5">
                <text:p>1722.5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40.9">
                <text:p>1840.9</text:p>
              </table:table-cell>
              <table:table-cell office:value-type="float" office:value="1721.4">
                <text:p>1721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40.6">
                <text:p>1840.6</text:p>
              </table:table-cell>
              <table:table-cell office:value-type="float" office:value="1720.1">
                <text:p>1720.1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839.7">
                <text:p>1839.7</text:p>
              </table:table-cell>
              <table:table-cell office:value-type="float" office:value="1719.2">
                <text:p>1719.2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839.6">
                <text:p>1839.6</text:p>
              </table:table-cell>
              <table:table-cell office:value-type="float" office:value="1718.7">
                <text:p>1718.7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838.9">
                <text:p>1838.9</text:p>
              </table:table-cell>
              <table:table-cell office:value-type="float" office:value="1717.6">
                <text:p>1717.6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38.2">
                <text:p>1838.2</text:p>
              </table:table-cell>
              <table:table-cell office:value-type="float" office:value="1717.3">
                <text:p>1717.3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838.2">
                <text:p>1838.2</text:p>
              </table:table-cell>
              <table:table-cell office:value-type="float" office:value="1717.2">
                <text:p>1717.2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838.2">
                <text:p>1838.2</text:p>
              </table:table-cell>
              <table:table-cell office:value-type="float" office:value="1716.4">
                <text:p>1716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837.4">
                <text:p>1837.4</text:p>
              </table:table-cell>
              <table:table-cell office:value-type="float" office:value="1715.9">
                <text:p>1715.9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37.4">
                <text:p>1837.4</text:p>
              </table:table-cell>
              <table:table-cell office:value-type="float" office:value="1715.9">
                <text:p>1715.9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836.2">
                <text:p>1836.2</text:p>
              </table:table-cell>
              <table:table-cell office:value-type="float" office:value="1715.8">
                <text:p>1715.8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35.9">
                <text:p>1835.9</text:p>
              </table:table-cell>
              <table:table-cell office:value-type="float" office:value="1715.4">
                <text:p>1715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835.5">
                <text:p>1835.5</text:p>
              </table:table-cell>
              <table:table-cell office:value-type="float" office:value="1715.4">
                <text:p>1715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835.5">
                <text:p>1835.5</text:p>
              </table:table-cell>
              <table:table-cell office:value-type="float" office:value="1715.2">
                <text:p>1715.2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835.4">
                <text:p>1835.4</text:p>
              </table:table-cell>
              <table:table-cell office:value-type="float" office:value="1715.2">
                <text:p>1715.2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835.2">
                <text:p>1835.2</text:p>
              </table:table-cell>
              <table:table-cell office:value-type="float" office:value="1715.2">
                <text:p>1715.2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835.2">
                <text:p>1835.2</text:p>
              </table:table-cell>
              <table:table-cell office:value-type="float" office:value="1714.4">
                <text:p>1714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835.2">
                <text:p>1835.2</text:p>
              </table:table-cell>
              <table:table-cell office:value-type="float" office:value="1714.4">
                <text:p>1714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835.2">
                <text:p>1835.2</text:p>
              </table:table-cell>
              <table:table-cell office:value-type="float" office:value="1714.2">
                <text:p>1714.2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835.1">
                <text:p>1835.1</text:p>
              </table:table-cell>
              <table:table-cell office:value-type="float" office:value="1714">
                <text:p>171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835.1">
                <text:p>1835.1</text:p>
              </table:table-cell>
              <table:table-cell office:value-type="float" office:value="1714">
                <text:p>171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35">
                <text:p>1835</text:p>
              </table:table-cell>
              <table:table-cell office:value-type="float" office:value="1713.9">
                <text:p>1713.9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835">
                <text:p>1835</text:p>
              </table:table-cell>
              <table:table-cell office:value-type="float" office:value="1713.9">
                <text:p>1713.9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835">
                <text:p>1835</text:p>
              </table:table-cell>
              <table:table-cell office:value-type="float" office:value="1713.9">
                <text:p>1713.9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834.7">
                <text:p>1834.7</text:p>
              </table:table-cell>
              <table:table-cell office:value-type="float" office:value="1713.9">
                <text:p>1713.9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34.7">
                <text:p>1834.7</text:p>
              </table:table-cell>
              <table:table-cell office:value-type="float" office:value="1713.9">
                <text:p>1713.9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834.7">
                <text:p>1834.7</text:p>
              </table:table-cell>
              <table:table-cell office:value-type="float" office:value="1713.5">
                <text:p>1713.5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34.6">
                <text:p>1834.6</text:p>
              </table:table-cell>
              <table:table-cell office:value-type="float" office:value="1713.4">
                <text:p>1713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834.6">
                <text:p>1834.6</text:p>
              </table:table-cell>
              <table:table-cell office:value-type="float" office:value="1713.4">
                <text:p>1713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834.6">
                <text:p>1834.6</text:p>
              </table:table-cell>
              <table:table-cell office:value-type="float" office:value="1713.4">
                <text:p>1713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834.6">
                <text:p>1834.6</text:p>
              </table:table-cell>
              <table:table-cell office:value-type="float" office:value="1713.2">
                <text:p>1713.2</text:p>
              </table:table-cell>
              <table:table-cell office:value-type="float" office:value="1889.9">
                <text:p>188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00" chart:maximum="35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18cm" svg:height="10.971cm" xlink:href=".." xlink:type="simple" chart:class="chart:line" chart:style-name="ch1">
        <chart:title svg:x="5.633cm" svg:y="0.355cm" chart:style-name="ch2">
          <text:p>32768x1024 evolution</text:p>
        </chart:title>
        <chart:legend chart:legend-position="end" svg:x="12.072cm" svg:y="4.688cm" style:legend-expansion="high" chart:style-name="ch3"/>
        <chart:plot-area chart:style-name="ch4" table:cell-range-address="'32768x1024.evol'.B2:'32768x1024.evol'.E43" chart:data-source-has-labels="both" svg:x="1.325cm" svg:y="1.791cm" svg:width="10.119cm" svg:height="7.98cm">
          <chartooo:coordinate-region svg:x="2.317cm" svg:y="1.99cm" svg:width="8.928cm" svg:height="6.605cm"/>
          <chart:axis chart:dimension="x" chart:name="primary-x" chart:style-name="ch5" chartooo:axis-type="auto">
            <chartooo:date-scale/>
            <chart:title svg:x="5.665cm" svg:y="9.99cm" chart:style-name="ch6">
              <text:p>Iterations</text:p>
            </chart:title>
            <chart:categories table:cell-range-address="'32768x1024.evol'.B3:'32768x1024.evol'.B43"/>
          </chart:axis>
          <chart:axis chart:dimension="y" chart:name="primary-y" chart:style-name="ch7">
            <chart:title svg:x="0.451cm" svg:y="6.592cm" chart:style-name="ch8">
              <text:p>Makespan</text:p>
            </chart:title>
            <chart:grid chart:style-name="ch9" chart:class="major"/>
          </chart:axis>
          <chart:series chart:style-name="ch10" chart:values-cell-range-address="'32768x1024.evol'.C3:'32768x1024.evol'.C43" chart:label-cell-address="'32768x1024.evol'.C2:'32768x1024.evol'.C2" chart:class="chart:line">
            <chart:data-point chart:repeated="41"/>
          </chart:series>
          <chart:series chart:style-name="ch11" chart:values-cell-range-address="'32768x1024.evol'.D3:'32768x1024.evol'.D43" chart:label-cell-address="'32768x1024.evol'.D2:'32768x1024.evol'.D2" chart:class="chart:line">
            <chart:data-point chart:repeated="41"/>
          </chart:series>
          <chart:series chart:style-name="ch12" chart:values-cell-range-address="'32768x1024.evol'.E3:'32768x1024.evol'.E43" chart:label-cell-address="'32768x1024.evol'.E2:'32768x1024.evol'.E2" chart:class="chart:line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S MCT</text:p>
                <draw:g>
                  <svg:desc>'32768x1024.evol'.C2:'32768x1024.evol'.C2</svg:desc>
                </draw:g>
              </table:table-cell>
              <table:table-cell office:value-type="string">
                <text:p>PALS pMinMin</text:p>
                <draw:g>
                  <svg:desc>'32768x1024.evol'.D2:'32768x1024.evol'.D2</svg:desc>
                </draw:g>
              </table:table-cell>
              <table:table-cell office:value-type="string">
                <text:p>MinMin</text:p>
                <draw:g>
                  <svg:desc>'32768x1024.evol'.E2:'32768x1024.evol'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2768x1024.evol'.B3:'32768x1024.evol'.B43</svg:desc>
                </draw:g>
              </table:table-cell>
              <table:table-cell office:value-type="float" office:value="2080.9">
                <text:p>2080.9</text:p>
                <draw:g>
                  <svg:desc>'32768x1024.evol'.C3:'32768x1024.evol'.C43</svg:desc>
                </draw:g>
              </table:table-cell>
              <table:table-cell office:value-type="float" office:value="3339">
                <text:p>3339</text:p>
                <draw:g>
                  <svg:desc>'32768x1024.evol'.D3:'32768x1024.evol'.D43</svg:desc>
                </draw:g>
              </table:table-cell>
              <table:table-cell office:value-type="float" office:value="1979">
                <text:p>1979</text:p>
                <draw:g>
                  <svg:desc>'32768x1024.evol'.E3:'32768x1024.evol'.E4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80.9">
                <text:p>2080.9</text:p>
              </table:table-cell>
              <table:table-cell office:value-type="float" office:value="3338.8">
                <text:p>3338.8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91.3">
                <text:p>1991.3</text:p>
              </table:table-cell>
              <table:table-cell office:value-type="float" office:value="3000.6">
                <text:p>3000.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79.4">
                <text:p>1979.4</text:p>
              </table:table-cell>
              <table:table-cell office:value-type="float" office:value="2812.5">
                <text:p>2812.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71.7">
                <text:p>1971.7</text:p>
              </table:table-cell>
              <table:table-cell office:value-type="float" office:value="2637">
                <text:p>2637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66.9">
                <text:p>1966.9</text:p>
              </table:table-cell>
              <table:table-cell office:value-type="float" office:value="2441.5">
                <text:p>2441.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962.8">
                <text:p>1962.8</text:p>
              </table:table-cell>
              <table:table-cell office:value-type="float" office:value="2259.6">
                <text:p>2259.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59.9">
                <text:p>1959.9</text:p>
              </table:table-cell>
              <table:table-cell office:value-type="float" office:value="2084.3">
                <text:p>2084.3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57.4">
                <text:p>1957.4</text:p>
              </table:table-cell>
              <table:table-cell office:value-type="float" office:value="1896.5">
                <text:p>1896.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55.1">
                <text:p>1955.1</text:p>
              </table:table-cell>
              <table:table-cell office:value-type="float" office:value="1877.6">
                <text:p>1877.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953.3">
                <text:p>1953.3</text:p>
              </table:table-cell>
              <table:table-cell office:value-type="float" office:value="1869.1">
                <text:p>1869.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51.8">
                <text:p>1951.8</text:p>
              </table:table-cell>
              <table:table-cell office:value-type="float" office:value="1865.2">
                <text:p>1865.2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950.3">
                <text:p>1950.3</text:p>
              </table:table-cell>
              <table:table-cell office:value-type="float" office:value="1861">
                <text:p>186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949">
                <text:p>1949</text:p>
              </table:table-cell>
              <table:table-cell office:value-type="float" office:value="1858">
                <text:p>1858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948">
                <text:p>1948</text:p>
              </table:table-cell>
              <table:table-cell office:value-type="float" office:value="1856.1">
                <text:p>1856.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47">
                <text:p>1947</text:p>
              </table:table-cell>
              <table:table-cell office:value-type="float" office:value="1854.3">
                <text:p>1854.3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946.1">
                <text:p>1946.1</text:p>
              </table:table-cell>
              <table:table-cell office:value-type="float" office:value="1853.3">
                <text:p>1853.3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45.2">
                <text:p>1945.2</text:p>
              </table:table-cell>
              <table:table-cell office:value-type="float" office:value="1852.2">
                <text:p>1852.2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944.4">
                <text:p>1944.4</text:p>
              </table:table-cell>
              <table:table-cell office:value-type="float" office:value="1850.6">
                <text:p>1850.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943.7">
                <text:p>1943.7</text:p>
              </table:table-cell>
              <table:table-cell office:value-type="float" office:value="1849.8">
                <text:p>1849.8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943.3">
                <text:p>1943.3</text:p>
              </table:table-cell>
              <table:table-cell office:value-type="float" office:value="1848.5">
                <text:p>1848.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42.9">
                <text:p>1942.9</text:p>
              </table:table-cell>
              <table:table-cell office:value-type="float" office:value="1847.6">
                <text:p>1847.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942">
                <text:p>1942</text:p>
              </table:table-cell>
              <table:table-cell office:value-type="float" office:value="1847.4">
                <text:p>1847.4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41.7">
                <text:p>1941.7</text:p>
              </table:table-cell>
              <table:table-cell office:value-type="float" office:value="1846.5">
                <text:p>1846.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941.5">
                <text:p>1941.5</text:p>
              </table:table-cell>
              <table:table-cell office:value-type="float" office:value="1845.4">
                <text:p>1845.4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940.9">
                <text:p>1940.9</text:p>
              </table:table-cell>
              <table:table-cell office:value-type="float" office:value="1845.2">
                <text:p>1845.2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940.4">
                <text:p>1940.4</text:p>
              </table:table-cell>
              <table:table-cell office:value-type="float" office:value="1844.7">
                <text:p>1844.7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940.1">
                <text:p>1940.1</text:p>
              </table:table-cell>
              <table:table-cell office:value-type="float" office:value="1844.5">
                <text:p>1844.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939.6">
                <text:p>1939.6</text:p>
              </table:table-cell>
              <table:table-cell office:value-type="float" office:value="1844.4">
                <text:p>1844.4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939.4">
                <text:p>1939.4</text:p>
              </table:table-cell>
              <table:table-cell office:value-type="float" office:value="1844.1">
                <text:p>1844.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938.9">
                <text:p>1938.9</text:p>
              </table:table-cell>
              <table:table-cell office:value-type="float" office:value="1843.2">
                <text:p>1843.2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938.6">
                <text:p>1938.6</text:p>
              </table:table-cell>
              <table:table-cell office:value-type="float" office:value="1843">
                <text:p>1843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938.5">
                <text:p>1938.5</text:p>
              </table:table-cell>
              <table:table-cell office:value-type="float" office:value="1842.5">
                <text:p>1842.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938">
                <text:p>1938</text:p>
              </table:table-cell>
              <table:table-cell office:value-type="float" office:value="1842.1">
                <text:p>1842.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937.7">
                <text:p>1937.7</text:p>
              </table:table-cell>
              <table:table-cell office:value-type="float" office:value="1842">
                <text:p>1842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937.6">
                <text:p>1937.6</text:p>
              </table:table-cell>
              <table:table-cell office:value-type="float" office:value="1841.6">
                <text:p>1841.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937.1">
                <text:p>1937.1</text:p>
              </table:table-cell>
              <table:table-cell office:value-type="float" office:value="1841.4">
                <text:p>1841.4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937.1">
                <text:p>1937.1</text:p>
              </table:table-cell>
              <table:table-cell office:value-type="float" office:value="1840.8">
                <text:p>1840.8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936.7">
                <text:p>1936.7</text:p>
              </table:table-cell>
              <table:table-cell office:value-type="float" office:value="1840.7">
                <text:p>1840.7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36.5">
                <text:p>1936.5</text:p>
              </table:table-cell>
              <table:table-cell office:value-type="float" office:value="1840.7">
                <text:p>1840.7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936.2">
                <text:p>1936.2</text:p>
              </table:table-cell>
              <table:table-cell office:value-type="float" office:value="1840.7">
                <text:p>1840.7</text:p>
              </table:table-cell>
              <table:table-cell office:value-type="float" office:value="1979">
                <text:p>19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57cm" svg:height="9.003cm" xlink:href=".." xlink:type="simple" chart:class="chart:line" chart:style-name="ch1">
        <chart:title svg:x="4.925cm" svg:y="0.316cm" chart:style-name="ch2">
          <text:p>Data loading time</text:p>
        </chart:title>
        <chart:plot-area chart:style-name="ch3" table:cell-range-address="Tiempos.B10:Tiempos.B13 Tiempos.C11:Tiempos.C13" chart:data-source-has-labels="both" svg:x="1.28cm" svg:y="1.635cm" svg:width="11.639cm" svg:height="6.207cm">
          <chartooo:coordinate-region svg:x="2.021cm" svg:y="1.834cm" svg:width="9.97cm" svg:height="5.361cm"/>
          <chart:axis chart:dimension="x" chart:name="primary-x" chart:style-name="ch4" chartooo:axis-type="auto">
            <chartooo:date-scale/>
            <chart:title svg:x="6.261cm" svg:y="8.022cm" chart:style-name="ch5">
              <text:p>Dimension</text:p>
            </chart:title>
            <chart:categories table:cell-range-address="Tiempos.B11:Tiempos.B13"/>
          </chart:axis>
          <chart:axis chart:dimension="y" chart:name="primary-y" chart:style-name="ch4">
            <chart:title svg:x="0.451cm" svg:y="5.907cm" chart:style-name="ch6">
              <text:p>Time (seconds)</text:p>
            </chart:title>
            <chart:grid chart:style-name="ch7" chart:class="major"/>
          </chart:axis>
          <chart:series chart:style-name="ch8" chart:values-cell-range-address="Tiempos.C11:Tiempos.C13" chart:label-cell-address="Tiempos.B10:Tiempos.B1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loading</text:p>
                <draw:g>
                  <svg:desc>Tiempos.B10:Tiempos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x256</text:p>
                <draw:g>
                  <svg:desc>Tiempos.B11:Tiempos.B13</svg:desc>
                </draw:g>
              </table:table-cell>
              <table:table-cell office:value-type="float" office:value="0.657763">
                <text:p>0.657763</text:p>
                <draw:g>
                  <svg:desc>Tiempos.C11:Tiempos.C13</svg:desc>
                </draw:g>
              </table:table-cell>
            </table:table-row>
            <table:table-row>
              <table:table-cell office:value-type="string">
                <text:p>16384x512</text:p>
              </table:table-cell>
              <table:table-cell office:value-type="float" office:value="2.660443">
                <text:p>2.660443</text:p>
              </table:table-cell>
            </table:table-row>
            <table:table-row>
              <table:table-cell office:value-type="string">
                <text:p>32768x1024</text:p>
              </table:table-cell>
              <table:table-cell office:value-type="float" office:value="11.0068385">
                <text:p>11.00683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15cm" svg:y="0.316cm" chart:style-name="ch2">
          <text:p>Initial schedule initialization time</text:p>
        </chart:title>
        <chart:legend chart:legend-position="end" svg:x="12.731cm" svg:y="3.952cm" style:legend-expansion="high" chart:style-name="ch3"/>
        <chart:plot-area chart:style-name="ch4" table:cell-range-address="Tiempos.B4:Tiempos.D7" chart:data-source-has-labels="both" svg:x="1.331cm" svg:y="1.635cm" svg:width="10.76cm" svg:height="6.204cm">
          <chartooo:coordinate-region svg:x="2.138cm" svg:y="1.834cm" svg:width="9.953cm" svg:height="5.358cm"/>
          <chart:axis chart:dimension="x" chart:name="primary-x" chart:style-name="ch5" chartooo:axis-type="auto">
            <chartooo:date-scale/>
            <chart:title svg:x="5.873cm" svg:y="8.019cm" chart:style-name="ch6">
              <text:p>Dimension</text:p>
            </chart:title>
            <chart:categories table:cell-range-address="Tiempos.B5:Tiempos.B7"/>
          </chart:axis>
          <chart:axis chart:dimension="y" chart:name="primary-y" chart:style-name="ch7">
            <chart:title svg:x="0.451cm" svg:y="5.906cm" chart:style-name="ch8">
              <text:p>Time (seconds)</text:p>
            </chart:title>
            <chart:grid chart:style-name="ch9" chart:class="major"/>
          </chart:axis>
          <chart:series chart:style-name="ch10" chart:values-cell-range-address="Tiempos.C5:Tiempos.C7" chart:label-cell-address="Tiempos.C4:Tiempos.C4" chart:class="chart:bar">
            <chart:data-point chart:repeated="3"/>
          </chart:series>
          <chart:series chart:style-name="ch11" chart:values-cell-range-address="Tiempos.D5:Tiempos.D7" chart:label-cell-address="Tiempos.D4:Tiempos.D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S+MCT</text:p>
                <draw:g>
                  <svg:desc>Tiempos.C4:Tiempos.C4</svg:desc>
                </draw:g>
              </table:table-cell>
              <table:table-cell office:value-type="string">
                <text:p>PALS+pMin-Min</text:p>
                <draw:g>
                  <svg:desc>Tiempos.D4:Tiempo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92x256</text:p>
                <draw:g>
                  <svg:desc>Tiempos.B5:Tiempos.B7</svg:desc>
                </draw:g>
              </table:table-cell>
              <table:table-cell office:value-type="float" office:value="0.024204">
                <text:p>0.024204</text:p>
                <draw:g>
                  <svg:desc>Tiempos.C5:Tiempos.C7</svg:desc>
                </draw:g>
              </table:table-cell>
              <table:table-cell office:value-type="float" office:value="0.605848">
                <text:p>0.605848</text:p>
                <draw:g>
                  <svg:desc>Tiempos.D5:Tiempos.D7</svg:desc>
                </draw:g>
              </table:table-cell>
            </table:table-row>
            <table:table-row>
              <table:table-cell office:value-type="string">
                <text:p>16384x512</text:p>
              </table:table-cell>
              <table:table-cell office:value-type="float" office:value="0.118001">
                <text:p>0.118001</text:p>
              </table:table-cell>
              <table:table-cell office:value-type="float" office:value="6.711793">
                <text:p>6.711793</text:p>
              </table:table-cell>
            </table:table-row>
            <table:table-row>
              <table:table-cell office:value-type="string">
                <text:p>32768x1024</text:p>
              </table:table-cell>
              <table:table-cell office:value-type="float" office:value="0.838955">
                <text:p>0.838955</text:p>
              </table:table-cell>
              <table:table-cell office:value-type="float" office:value="88.850139">
                <text:p>88.850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00" chart:maximum="35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18cm" svg:height="10.971cm" xlink:href=".." xlink:type="simple" chart:class="chart:line" chart:style-name="ch1">
        <chart:title svg:x="5.871cm" svg:y="0.355cm" chart:style-name="ch2">
          <text:p>8192x256 evolution</text:p>
        </chart:title>
        <chart:legend chart:legend-position="end" svg:x="12.072cm" svg:y="4.688cm" style:legend-expansion="high" chart:style-name="ch3"/>
        <chart:plot-area chart:style-name="ch4" table:cell-range-address="'8192x512.evol'.G2:'8192x512.evol'.J8" chart:data-source-has-labels="both" svg:x="1.325cm" svg:y="1.791cm" svg:width="10.119cm" svg:height="7.98cm">
          <chartooo:coordinate-region svg:x="2.317cm" svg:y="1.99cm" svg:width="9.034cm" svg:height="7.134cm"/>
          <chart:axis chart:dimension="x" chart:name="primary-x" chart:style-name="ch5" chartooo:axis-type="auto">
            <chartooo:date-scale/>
            <chart:title svg:x="5.215cm" svg:y="9.99cm" chart:style-name="ch6">
              <text:p>Time (seconds)</text:p>
            </chart:title>
            <chart:categories table:cell-range-address="'8192x512.evol'.G3:'8192x512.evol'.G8"/>
          </chart:axis>
          <chart:axis chart:dimension="y" chart:name="primary-y" chart:style-name="ch7">
            <chart:title svg:x="0.451cm" svg:y="6.592cm" chart:style-name="ch8">
              <text:p>Makespan</text:p>
            </chart:title>
            <chart:grid chart:style-name="ch9" chart:class="major"/>
          </chart:axis>
          <chart:series chart:style-name="ch10" chart:values-cell-range-address="'8192x512.evol'.H3:'8192x512.evol'.H8" chart:label-cell-address="'8192x512.evol'.H2:'8192x512.evol'.H2" chart:class="chart:line">
            <chart:data-point chart:repeated="6"/>
          </chart:series>
          <chart:series chart:style-name="ch11" chart:values-cell-range-address="'8192x512.evol'.I3:'8192x512.evol'.I8" chart:label-cell-address="'8192x512.evol'.I2:'8192x512.evol'.I2" chart:class="chart:line">
            <chart:data-point chart:repeated="6"/>
          </chart:series>
          <chart:series chart:style-name="ch12" chart:values-cell-range-address="'8192x512.evol'.J3:'8192x512.evol'.J8" chart:label-cell-address="'8192x512.evol'.J2:'8192x512.evol'.J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S MCT</text:p>
                <draw:g>
                  <svg:desc>'8192x512.evol'.H2:'8192x512.evol'.H2</svg:desc>
                </draw:g>
              </table:table-cell>
              <table:table-cell office:value-type="string">
                <text:p>PALS pMinMin</text:p>
                <draw:g>
                  <svg:desc>'8192x512.evol'.I2:'8192x512.evol'.I2</svg:desc>
                </draw:g>
              </table:table-cell>
              <table:table-cell office:value-type="string">
                <text:p>MinMin</text:p>
                <draw:g>
                  <svg:desc>'8192x512.evol'.J2:'8192x512.evol'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8192x512.evol'.G3:'8192x512.evol'.G8</svg:desc>
                </draw:g>
              </table:table-cell>
              <table:table-cell office:value-type="float" office:value="2036.6">
                <text:p>2036.6</text:p>
                <draw:g>
                  <svg:desc>'8192x512.evol'.H3:'8192x512.evol'.H8</svg:desc>
                </draw:g>
              </table:table-cell>
              <table:table-cell office:value-type="float" office:value="2996.5">
                <text:p>2996.5</text:p>
                <draw:g>
                  <svg:desc>'8192x512.evol'.I3:'8192x512.evol'.I8</svg:desc>
                </draw:g>
              </table:table-cell>
              <table:table-cell office:value-type="float" office:value="1889.9">
                <text:p>1889.9</text:p>
                <draw:g>
                  <svg:desc>'8192x512.evol'.J3:'8192x512.evol'.J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47.4">
                <text:p>1847.4</text:p>
              </table:table-cell>
              <table:table-cell office:value-type="float" office:value="2461.4">
                <text:p>2461.4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39.6">
                <text:p>1839.6</text:p>
              </table:table-cell>
              <table:table-cell office:value-type="float" office:value="1725.1">
                <text:p>1725.1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35.9">
                <text:p>1835.9</text:p>
              </table:table-cell>
              <table:table-cell office:value-type="float" office:value="1717.2">
                <text:p>1717.2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35.2">
                <text:p>1835.2</text:p>
              </table:table-cell>
              <table:table-cell office:value-type="float" office:value="1715.2">
                <text:p>1715.2</text:p>
              </table:table-cell>
              <table:table-cell office:value-type="float" office:value="1889.9">
                <text:p>1889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34.7">
                <text:p>1834.7</text:p>
              </table:table-cell>
              <table:table-cell office:value-type="float" office:value="1713.9">
                <text:p>1713.9</text:p>
              </table:table-cell>
              <table:table-cell office:value-type="float" office:value="1889.9">
                <text:p>1889.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00" chart:maximum="35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18cm" svg:height="10.971cm" xlink:href=".." xlink:type="simple" chart:class="chart:line" chart:style-name="ch1">
        <chart:title svg:x="5.752cm" svg:y="0.355cm" chart:style-name="ch2">
          <text:p>16384x512 evolution</text:p>
        </chart:title>
        <chart:legend chart:legend-position="end" svg:x="12.072cm" svg:y="4.688cm" style:legend-expansion="high" chart:style-name="ch3"/>
        <chart:plot-area chart:style-name="ch4" table:cell-range-address="'16384x512.evol'.G2:'16384x512.evol'.J9" chart:data-source-has-labels="both" svg:x="1.325cm" svg:y="1.791cm" svg:width="10.119cm" svg:height="7.98cm">
          <chartooo:coordinate-region svg:x="2.317cm" svg:y="1.99cm" svg:width="9.033cm" svg:height="7.134cm"/>
          <chart:axis chart:dimension="x" chart:name="primary-x" chart:style-name="ch5" chartooo:axis-type="auto">
            <chartooo:date-scale/>
            <chart:title svg:x="5.215cm" svg:y="9.99cm" chart:style-name="ch6">
              <text:p>Time (seconds)</text:p>
            </chart:title>
            <chart:categories table:cell-range-address="'16384x512.evol'.G3:'16384x512.evol'.G9"/>
          </chart:axis>
          <chart:axis chart:dimension="y" chart:name="primary-y" chart:style-name="ch7">
            <chart:title svg:x="0.451cm" svg:y="6.592cm" chart:style-name="ch8">
              <text:p>Makespan</text:p>
            </chart:title>
            <chart:grid chart:style-name="ch9" chart:class="major"/>
          </chart:axis>
          <chart:series chart:style-name="ch10" chart:values-cell-range-address="'16384x512.evol'.H3:'16384x512.evol'.H9" chart:label-cell-address="'16384x512.evol'.H2:'16384x512.evol'.H2" chart:class="chart:line">
            <chart:data-point chart:repeated="7"/>
          </chart:series>
          <chart:series chart:style-name="ch11" chart:values-cell-range-address="'16384x512.evol'.I3:'16384x512.evol'.I9" chart:label-cell-address="'16384x512.evol'.I2:'16384x512.evol'.I2" chart:class="chart:line">
            <chart:data-point chart:repeated="7"/>
          </chart:series>
          <chart:series chart:style-name="ch12" chart:values-cell-range-address="'16384x512.evol'.J3:'16384x512.evol'.J9" chart:label-cell-address="'16384x512.evol'.J2:'16384x512.evol'.J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S MCT</text:p>
                <draw:g>
                  <svg:desc>'16384x512.evol'.H2:'16384x512.evol'.H2</svg:desc>
                </draw:g>
              </table:table-cell>
              <table:table-cell office:value-type="string">
                <text:p>PALS pMinMin</text:p>
                <draw:g>
                  <svg:desc>'16384x512.evol'.I2:'16384x512.evol'.I2</svg:desc>
                </draw:g>
              </table:table-cell>
              <table:table-cell office:value-type="string">
                <text:p>MinMin</text:p>
                <draw:g>
                  <svg:desc>'16384x512.evol'.J2:'16384x512.evol'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16384x512.evol'.G3:'16384x512.evol'.G9</svg:desc>
                </draw:g>
              </table:table-cell>
              <table:table-cell office:value-type="float" office:value="2052.1">
                <text:p>2052.1</text:p>
                <draw:g>
                  <svg:desc>'16384x512.evol'.H3:'16384x512.evol'.H9</svg:desc>
                </draw:g>
              </table:table-cell>
              <table:table-cell office:value-type="float" office:value="3151.6">
                <text:p>3151.6</text:p>
                <draw:g>
                  <svg:desc>'16384x512.evol'.I3:'16384x512.evol'.I9</svg:desc>
                </draw:g>
              </table:table-cell>
              <table:table-cell office:value-type="float" office:value="1940.5">
                <text:p>1940.5</text:p>
                <draw:g>
                  <svg:desc>'16384x512.evol'.J3:'16384x512.evol'.J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35.1">
                <text:p>1935.1</text:p>
              </table:table-cell>
              <table:table-cell office:value-type="float" office:value="1830.9">
                <text:p>1830.9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05.3">
                <text:p>1905.3</text:p>
              </table:table-cell>
              <table:table-cell office:value-type="float" office:value="1794.6">
                <text:p>1794.6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99">
                <text:p>1899</text:p>
              </table:table-cell>
              <table:table-cell office:value-type="float" office:value="1787.9">
                <text:p>1787.9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95.2">
                <text:p>1895.2</text:p>
              </table:table-cell>
              <table:table-cell office:value-type="float" office:value="1784.8">
                <text:p>1784.8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92.9">
                <text:p>1892.9</text:p>
              </table:table-cell>
              <table:table-cell office:value-type="float" office:value="1782.8">
                <text:p>1782.8</text:p>
              </table:table-cell>
              <table:table-cell office:value-type="float" office:value="1940.5">
                <text:p>194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91.4">
                <text:p>1891.4</text:p>
              </table:table-cell>
              <table:table-cell office:value-type="float" office:value="1781.6">
                <text:p>1781.6</text:p>
              </table:table-cell>
              <table:table-cell office:value-type="float" office:value="1940.5">
                <text:p>194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00" chart:maximum="35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18cm" svg:height="10.971cm" xlink:href=".." xlink:type="simple" chart:class="chart:line" chart:style-name="ch1">
        <chart:title svg:x="5.633cm" svg:y="0.355cm" chart:style-name="ch2">
          <text:p>32768x1024 evolution</text:p>
        </chart:title>
        <chart:legend chart:legend-position="end" svg:x="12.072cm" svg:y="4.688cm" style:legend-expansion="high" chart:style-name="ch3"/>
        <chart:plot-area chart:style-name="ch4" table:cell-range-address="'32768x1024.evol'.G2:'32768x1024.evol'.J10" chart:data-source-has-labels="both" svg:x="1.325cm" svg:y="1.791cm" svg:width="10.119cm" svg:height="7.98cm">
          <chartooo:coordinate-region svg:x="2.317cm" svg:y="1.99cm" svg:width="9.033cm" svg:height="7.134cm"/>
          <chart:axis chart:dimension="x" chart:name="primary-x" chart:style-name="ch5" chartooo:axis-type="auto">
            <chartooo:date-scale/>
            <chart:title svg:x="5.215cm" svg:y="9.99cm" chart:style-name="ch6">
              <text:p>Time (seconds)</text:p>
            </chart:title>
            <chart:categories table:cell-range-address="'32768x1024.evol'.G3:'32768x1024.evol'.G10"/>
          </chart:axis>
          <chart:axis chart:dimension="y" chart:name="primary-y" chart:style-name="ch7">
            <chart:title svg:x="0.451cm" svg:y="6.592cm" chart:style-name="ch8">
              <text:p>Makespan</text:p>
            </chart:title>
            <chart:grid chart:style-name="ch9" chart:class="major"/>
          </chart:axis>
          <chart:series chart:style-name="ch10" chart:values-cell-range-address="'32768x1024.evol'.H3:'32768x1024.evol'.H10" chart:label-cell-address="'32768x1024.evol'.H2:'32768x1024.evol'.H2" chart:class="chart:line">
            <chart:data-point chart:repeated="8"/>
          </chart:series>
          <chart:series chart:style-name="ch11" chart:values-cell-range-address="'32768x1024.evol'.I3:'32768x1024.evol'.I10" chart:label-cell-address="'32768x1024.evol'.I2:'32768x1024.evol'.I2" chart:class="chart:line">
            <chart:data-point chart:repeated="8"/>
          </chart:series>
          <chart:series chart:style-name="ch12" chart:values-cell-range-address="'32768x1024.evol'.J3:'32768x1024.evol'.J10" chart:label-cell-address="'32768x1024.evol'.J2:'32768x1024.evol'.J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S MCT</text:p>
                <draw:g>
                  <svg:desc>'32768x1024.evol'.H2:'32768x1024.evol'.H2</svg:desc>
                </draw:g>
              </table:table-cell>
              <table:table-cell office:value-type="string">
                <text:p>PALS pMinMin</text:p>
                <draw:g>
                  <svg:desc>'32768x1024.evol'.I2:'32768x1024.evol'.I2</svg:desc>
                </draw:g>
              </table:table-cell>
              <table:table-cell office:value-type="string">
                <text:p>MinMin</text:p>
                <draw:g>
                  <svg:desc>'32768x1024.evol'.J2:'32768x1024.evol'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2768x1024.evol'.G3:'32768x1024.evol'.G10</svg:desc>
                </draw:g>
              </table:table-cell>
              <table:table-cell office:value-type="float" office:value="2080.9">
                <text:p>2080.9</text:p>
                <draw:g>
                  <svg:desc>'32768x1024.evol'.H3:'32768x1024.evol'.H10</svg:desc>
                </draw:g>
              </table:table-cell>
              <table:table-cell office:value-type="float" office:value="3338.8">
                <text:p>3338.8</text:p>
                <draw:g>
                  <svg:desc>'32768x1024.evol'.I3:'32768x1024.evol'.I10</svg:desc>
                </draw:g>
              </table:table-cell>
              <table:table-cell office:value-type="float" office:value="1979">
                <text:p>1979</text:p>
                <draw:g>
                  <svg:desc>'32768x1024.evol'.J3:'32768x1024.evol'.J1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79.4">
                <text:p>1979.4</text:p>
              </table:table-cell>
              <table:table-cell office:value-type="float" office:value="2441.5">
                <text:p>2441.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57.4">
                <text:p>1957.4</text:p>
              </table:table-cell>
              <table:table-cell office:value-type="float" office:value="1877.6">
                <text:p>1877.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49">
                <text:p>1949</text:p>
              </table:table-cell>
              <table:table-cell office:value-type="float" office:value="1856.1">
                <text:p>1856.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43.7">
                <text:p>1943.7</text:p>
              </table:table-cell>
              <table:table-cell office:value-type="float" office:value="1848.5">
                <text:p>1848.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40.4">
                <text:p>1940.4</text:p>
              </table:table-cell>
              <table:table-cell office:value-type="float" office:value="1844.7">
                <text:p>1844.7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38.5">
                <text:p>1938.5</text:p>
              </table:table-cell>
              <table:table-cell office:value-type="float" office:value="1842.1">
                <text:p>1842.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36.5">
                <text:p>1936.5</text:p>
              </table:table-cell>
              <table:table-cell office:value-type="float" office:value="1840.7">
                <text:p>1840.7</text:p>
              </table:table-cell>
              <table:table-cell office:value-type="float" office:value="1979">
                <text:p>19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